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4"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5" style:family="graphic" style:parent-style-name="standard">
      <style:graphic-properties draw:stroke="none" svg:stroke-color="#000000" draw:fill="none" draw:fill-color="#ffffff" fo:min-height="1.5cm"/>
    </style:style>
    <style:style style:name="gr6" style:family="graphic" style:parent-style-name="standard">
      <style:graphic-properties draw:fill="solid" draw:fill-color="#00cccc" draw:textarea-vertical-align="middle" draw:auto-grow-height="false" fo:min-height="0.749cm" fo:min-width="0.499cm"/>
    </style:style>
    <style:style style:name="gr7"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8" style:family="graphic" style:parent-style-name="standard">
      <style:graphic-properties draw:fill="solid" draw:fill-color="#ffffcc" draw:textarea-horizontal-align="justify" draw:textarea-vertical-align="middle" draw:auto-grow-height="false"/>
    </style:style>
    <style:style style:name="gr9"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11" style:family="graphic" style:parent-style-name="standard">
      <style:graphic-properties draw:stroke="dash" draw:stroke-dash="_32__20_Dots_20_1_20_Dash"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2" style:family="graphic" style:parent-style-name="standard">
      <style:graphic-properties draw:fill="solid" draw:fill-color="#99ccff" draw:textarea-horizontal-align="center" draw:textarea-vertical-align="middle"/>
    </style:style>
    <style:style style:name="gr13" style:family="graphic" style:parent-style-name="standard">
      <style:graphic-properties draw:marker-end="Стили_20_стрелок_20_5" draw:fill="solid" draw:fill-color="#99ccff" draw:textarea-horizontal-align="center" draw:textarea-vertical-align="middle"/>
    </style:style>
    <style:style style:name="gr14" style:family="graphic" style:parent-style-name="standard">
      <style:graphic-properties draw:marker-end="Стили_20_стрелок_20_14" draw:fill="solid" draw:fill-color="#99ccff" draw:textarea-horizontal-align="center" draw:textarea-vertical-align="middle"/>
    </style:style>
    <style:style style:name="gr15" style:family="graphic" style:parent-style-name="standard">
      <style:graphic-properties draw:marker-end="Стили_20_стрелок_20_17" draw:fill="solid" draw:fill-color="#99ccff" draw:textarea-horizontal-align="center" draw:textarea-vertical-align="middle"/>
    </style:style>
    <style:style style:name="gr16" style:family="graphic" style:parent-style-name="standard">
      <style:graphic-properties draw:marker-end="Стили_20_стрелок_20_22" draw:fill="solid" draw:fill-color="#99ccff" draw:textarea-horizontal-align="center" draw:textarea-vertical-align="middle"/>
    </style:style>
    <style:style style:name="gr17" style:family="graphic" style:parent-style-name="standard">
      <style:graphic-properties draw:marker-end="Стили_20_стрелок_20_23" draw:fill="solid" draw:fill-color="#99ccff" draw:textarea-horizontal-align="center" draw:textarea-vertical-align="middle"/>
    </style:style>
    <style:style style:name="gr18" style:family="graphic" style:parent-style-name="standard">
      <style:graphic-properties draw:marker-end="Стили_20_стрелок_20_24" draw:fill="solid" draw:fill-color="#99ccff" draw:textarea-horizontal-align="center" draw:textarea-vertical-align="middle"/>
    </style:style>
    <style:style style:name="gr19" style:family="graphic" style:parent-style-name="_32_22">
      <style:graphic-properties draw:fill="solid" draw:fill-color="#99ccff"/>
    </style:style>
    <style:style style:name="gr20" style:family="graphic" style:parent-style-name="standard">
      <style:graphic-properties draw:marker-end="Стили_20_стрелок_20_27" draw:fill="solid" draw:fill-color="#99ccff" draw:textarea-horizontal-align="center" draw:textarea-vertical-align="middle"/>
    </style:style>
    <style:style style:name="gr21" style:family="graphic" style:parent-style-name="standard">
      <style:graphic-properties draw:marker-end="Стили_20_стрелок_20_29" draw:fill="solid" draw:fill-color="#99ccff" draw:textarea-horizontal-align="center" draw:textarea-vertical-align="middle"/>
    </style:style>
    <style:style style:name="gr22" style:family="graphic" style:parent-style-name="standard">
      <style:graphic-properties draw:fill="solid" draw:fill-color="#b3b3b3" draw:textarea-horizontal-align="justify" draw:textarea-vertical-align="middle" draw:auto-grow-height="false" fo:min-height="0cm" fo:min-width="0cm" fo:wrap-option="no-wrap"/>
    </style:style>
    <style:style style:name="gr23" style:family="graphic" style:parent-style-name="standard">
      <style:graphic-properties draw:stroke="dash" draw:stroke-dash="Fine_20_Dashed" draw:marker-end="Стили_20_стрелок_20_32" draw:textarea-horizontal-align="center" draw:textarea-vertical-align="middle"/>
    </style:style>
    <style:style style:name="gr24" style:family="graphic" style:parent-style-name="standard">
      <style:graphic-properties draw:stroke="dash" draw:stroke-dash="Fine_20_Dashed" draw:marker-start="" draw:marker-end="Стили_20_стрелок_20_32" draw:textarea-horizontal-align="center" draw:textarea-vertical-align="middle"/>
    </style:style>
    <style:style style:name="gr25"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26" style:family="graphic" style:parent-style-name="standard">
      <style:graphic-properties draw:fill="solid" draw:fill-color="#ffffff" draw:textarea-horizontal-align="justify" draw:textarea-vertical-align="middle" draw:auto-grow-height="false"/>
    </style:style>
    <style:style style:name="gr27"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28" style:family="graphic" style:parent-style-name="standard">
      <style:graphic-properties draw:fill="solid" draw:fill-color="#ffff99" draw:textarea-horizontal-align="justify" draw:textarea-vertical-align="middle" draw:auto-grow-height="false"/>
    </style:style>
    <style:style style:name="gr29" style:family="graphic" style:parent-style-name="standard">
      <style:graphic-properties draw:fill="solid" draw:fill-color="#9999ff" draw:textarea-horizontal-align="justify" draw:textarea-vertical-align="middle" draw:auto-grow-height="false"/>
    </style:style>
    <style:style style:name="gr30" style:family="graphic" style:parent-style-name="standard">
      <style:graphic-properties draw:stroke="none" svg:stroke-color="#000000" draw:fill="none" draw:fill-color="#ffffff" fo:min-height="1cm"/>
    </style:style>
    <style:style style:name="gr31" style:family="graphic" style:parent-style-name="standard">
      <style:graphic-properties draw:textarea-horizontal-align="center" draw:textarea-vertical-align="middle"/>
    </style:style>
    <style:style style:name="gr32" style:family="graphic" style:parent-style-name="standard">
      <style:graphic-properties svg:stroke-width="0.1cm" svg:stroke-color="#800000" draw:marker-start="ERD_5f_1..N" draw:marker-start-width="1.25cm" draw:marker-end="ERD_5f_1..N" draw:marker-end-width="1.25cm" fo:padding-top="0.175cm" fo:padding-bottom="0.175cm" fo:padding-left="0.3cm" fo:padding-right="0.3cm"/>
    </style:style>
    <style:style style:name="gr33" style:family="graphic" style:parent-style-name="standard">
      <style:graphic-properties svg:stroke-width="0.1cm" svg:stroke-color="#800000" draw:marker-start="ERD_5f_1..N" draw:marker-start-width="1.25cm" draw:marker-end="ERD_5f_0..1" draw:marker-end-width="1.25cm" fo:padding-top="0.175cm" fo:padding-bottom="0.175cm" fo:padding-left="0.3cm" fo:padding-right="0.3cm"/>
    </style:style>
    <style:style style:name="gr34" style:family="graphic" style:parent-style-name="standard">
      <style:graphic-properties svg:stroke-width="0.1cm" svg:stroke-color="#800000" draw:marker-start="ERD_5f_1..N" draw:marker-start-width="1.25cm" draw:marker-end="ERD_5f_0..N" draw:marker-end-width="1.25cm" fo:padding-top="0.175cm" fo:padding-bottom="0.175cm" fo:padding-left="0.3cm" fo:padding-right="0.3cm"/>
    </style:style>
    <style:style style:name="gr35" style:family="graphic" style:parent-style-name="standard">
      <style:graphic-properties svg:stroke-width="0.1cm" svg:stroke-color="#800000" draw:marker-start="ERD_5f_1..1" draw:marker-start-width="1.25cm" draw:marker-end="ERD_5f_1..N" draw:marker-end-width="1.25cm" fo:padding-top="0.175cm" fo:padding-bottom="0.175cm" fo:padding-left="0.3cm" fo:padding-right="0.3cm"/>
    </style:style>
    <style:style style:name="gr36" style:family="graphic" style:parent-style-name="standard">
      <style:graphic-properties svg:stroke-width="0.1cm" svg:stroke-color="#800000" draw:marker-start="ERD_5f_1..1" draw:marker-start-width="1.25cm" draw:marker-end="ERD_5f_0..1" draw:marker-end-width="1.25cm" fo:padding-top="0.175cm" fo:padding-bottom="0.175cm" fo:padding-left="0.3cm" fo:padding-right="0.3cm"/>
    </style:style>
    <style:style style:name="gr37" style:family="graphic" style:parent-style-name="standard">
      <style:graphic-properties svg:stroke-width="0.1cm" svg:stroke-color="#800000" draw:marker-start="ERD_5f_1..1" draw:marker-start-width="1.25cm" draw:marker-end="ERD_5f_0..N" draw:marker-end-width="1.25cm" fo:padding-top="0.175cm" fo:padding-bottom="0.175cm" fo:padding-left="0.3cm" fo:padding-right="0.3cm"/>
    </style:style>
    <style:style style:name="gr38" style:family="graphic" style:parent-style-name="standard">
      <style:graphic-properties svg:stroke-width="0.1cm" svg:stroke-color="#800000" draw:marker-start="ERD_5f_0..N" draw:marker-start-width="1.25cm" draw:marker-end="ERD_5f_1..N" draw:marker-end-width="1.25cm" fo:padding-top="0.175cm" fo:padding-bottom="0.175cm" fo:padding-left="0.3cm" fo:padding-right="0.3cm"/>
    </style:style>
    <style:style style:name="gr39" style:family="graphic" style:parent-style-name="standard">
      <style:graphic-properties svg:stroke-width="0.1cm" svg:stroke-color="#800000" draw:marker-start="ERD_5f_0..N" draw:marker-start-width="1.25cm" draw:marker-end="ERD_5f_0..1" draw:marker-end-width="1.25cm" fo:padding-top="0.175cm" fo:padding-bottom="0.175cm" fo:padding-left="0.3cm" fo:padding-right="0.3cm"/>
    </style:style>
    <style:style style:name="gr40" style:family="graphic" style:parent-style-name="standard">
      <style:graphic-properties svg:stroke-width="0.1cm" svg:stroke-color="#800000" draw:marker-start="ERD_5f_0..N" draw:marker-start-width="1.25cm" draw:marker-end="ERD_5f_0..N" draw:marker-end-width="1.25cm" fo:padding-top="0.175cm" fo:padding-bottom="0.175cm" fo:padding-left="0.3cm" fo:padding-right="0.3cm"/>
    </style:style>
    <style:style style:name="gr41"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42"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43" style:family="graphic" style:parent-style-name="standard">
      <style:graphic-properties svg:stroke-width="0.1cm" svg:stroke-color="#800000" draw:marker-start="ERD_5f_1..N" draw:marker-start-width="1.25cm" draw:marker-end="ERD_5f_1..1" draw:marker-end-width="1.25cm" fo:padding-top="0.175cm" fo:padding-bottom="0.175cm" fo:padding-left="0.3cm" fo:padding-right="0.3cm"/>
    </style:style>
    <style:style style:name="gr44" style:family="graphic" style:parent-style-name="standard">
      <style:graphic-properties svg:stroke-width="0.1cm" svg:stroke-color="#800000" draw:marker-start="ERD_5f_1..1" draw:marker-start-width="1.25cm" draw:marker-end="ERD_5f_1..1" draw:marker-end-width="1.25cm" fo:padding-top="0.175cm" fo:padding-bottom="0.175cm" fo:padding-left="0.3cm" fo:padding-right="0.3cm"/>
    </style:style>
    <style:style style:name="gr45" style:family="graphic" style:parent-style-name="standard">
      <style:graphic-properties svg:stroke-width="0.1cm" svg:stroke-color="#800000" draw:marker-start="ERD_5f_0..N" draw:marker-start-width="1.25cm" draw:marker-end="ERD_5f_1..1" draw:marker-end-width="1.25cm" fo:padding-top="0.175cm" fo:padding-bottom="0.175cm" fo:padding-left="0.3cm" fo:padding-right="0.3cm"/>
    </style:style>
    <style:style style:name="gr46"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47" style:family="graphic" style:parent-style-name="standard">
      <style:graphic-properties svg:stroke-width="0.1cm" svg:stroke-color="#800000" draw:marker-start="ERD_5f_0..1" draw:marker-start-width="1.25cm" draw:marker-end="ERD_5f_1..N" draw:marker-end-width="1.25cm" fo:padding-top="0.175cm" fo:padding-bottom="0.175cm" fo:padding-left="0.3cm" fo:padding-right="0.3cm"/>
    </style:style>
    <style:style style:name="gr48" style:family="graphic" style:parent-style-name="standard">
      <style:graphic-properties svg:stroke-width="0.1cm" svg:stroke-color="#800000" draw:marker-start="ERD_5f_0..1" draw:marker-start-width="1.25cm" draw:marker-end="ERD_5f_0..1" draw:marker-end-width="1.25cm" fo:padding-top="0.175cm" fo:padding-bottom="0.175cm" fo:padding-left="0.3cm" fo:padding-right="0.3cm"/>
    </style:style>
    <style:style style:name="gr49" style:family="graphic" style:parent-style-name="standard">
      <style:graphic-properties svg:stroke-width="0.1cm" svg:stroke-color="#800000" draw:marker-start="ERD_5f_0..1" draw:marker-start-width="1.25cm" draw:marker-end="ERD_5f_0..N" draw:marker-end-width="1.25cm" fo:padding-top="0.175cm" fo:padding-bottom="0.175cm" fo:padding-left="0.3cm" fo:padding-right="0.3cm"/>
    </style:style>
    <style:style style:name="gr50" style:family="graphic" style:parent-style-name="standard">
      <style:graphic-properties svg:stroke-width="0.1cm" svg:stroke-color="#800000" draw:marker-start="ERD_5f_0..1" draw:marker-start-width="1.25cm" draw:marker-end="ERD_5f_1..1" draw:marker-end-width="1.25cm" fo:padding-top="0.175cm" fo:padding-bottom="0.175cm" fo:padding-left="0.3cm" fo:padding-right="0.3cm"/>
    </style:style>
    <style:style style:name="gr51" style:family="graphic" style:parent-style-name="standard">
      <style:graphic-properties draw:auto-grow-height="false" fo:min-height="0.749cm" fo:min-width="0.499cm" fo:wrap-option="no-wrap"/>
    </style:style>
    <style:style style:name="gr52" style:family="graphic" style:parent-style-name="standard">
      <style:graphic-properties draw:fill="solid" draw:fill-color="#ccffff"/>
    </style:style>
    <style:style style:name="gr53" style:family="graphic" style:parent-style-name="standard">
      <style:graphic-properties draw:stroke="dash" draw:stroke-dash="Fine_20_Dashed" svg:stroke-width="0.1cm" draw:marker-start-width="0.35cm" draw:marker-end-width="0.35cm" fo:padding-top="0.175cm" fo:padding-bottom="0.175cm" fo:padding-left="0.3cm" fo:padding-right="0.3cm"/>
    </style:style>
    <style:style style:name="gr54" style:family="graphic" style:parent-style-name="standard">
      <style:graphic-properties svg:stroke-width="0.1cm" svg:stroke-color="#ff9966" draw:marker-start-width="0.35cm" draw:marker-end-width="0.35cm" draw:fill="solid" draw:fill-color="#ff6633" fo:padding-top="0.175cm" fo:padding-bottom="0.175cm" fo:padding-left="0.3cm" fo:padding-right="0.3cm"/>
    </style:style>
    <style:style style:name="gr55" style:family="graphic" style:parent-style-name="standard">
      <style:graphic-properties draw:fill="solid" draw:fill-color="#cccccc" draw:textarea-horizontal-align="center" draw:textarea-vertical-align="middle"/>
    </style:style>
    <style:style style:name="gr56" style:family="graphic" style:parent-style-name="standard">
      <style:graphic-properties svg:stroke-width="0.1cm" svg:stroke-color="#800000" draw:marker-start="" draw:marker-start-width="1.25cm" draw:marker-end="" draw:marker-end-width="1.25cm" fo:padding-top="0.175cm" fo:padding-bottom="0.175cm" fo:padding-left="0.3cm" fo:padding-right="0.3cm"/>
    </style:style>
    <style:style style:name="gr57" style:family="graphic" style:parent-style-name="standard">
      <style:graphic-properties draw:fill="solid" draw:fill-color="#94bd5e"/>
    </style:style>
    <style:style style:name="gr58" style:family="graphic" style:parent-style-name="standard">
      <style:graphic-properties draw:fill="solid" draw:fill-color="#33cc66"/>
    </style:style>
    <style:style style:name="gr59" style:family="graphic" style:parent-style-name="standard">
      <style:graphic-properties draw:fill="solid" draw:fill-color="#9999ff"/>
    </style:style>
    <style:style style:name="gr60" style:family="graphic" style:parent-style-name="standard">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61" style:family="graphic" style:parent-style-name="standard">
      <style:graphic-properties draw:fill="solid" draw:fill-color="#e9baff"/>
    </style:style>
    <style:style style:name="gr62" style:family="graphic" style:parent-style-name="standard">
      <style:graphic-properties draw:fill="solid" draw:fill-color="#a982cc"/>
    </style:style>
    <style:style style:name="gr63" style:family="graphic" style:parent-style-name="standard">
      <style:graphic-properties draw:fill="solid" draw:fill-color="#0099ff" fo:min-height="2.169cm" fo:min-width="5.336cm"/>
    </style:style>
    <style:style style:name="P1" style:family="paragraph">
      <style:paragraph-properties fo:text-align="center"/>
    </style:style>
    <style:style style:name="P2"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3" style:family="paragraph">
      <style:text-properties fo:color="#0000ff" fo:font-size="24pt" fo:font-weight="bold" style:font-size-asian="24pt" style:font-weight-asian="bold" style:font-size-complex="24pt" style:font-weight-complex="bold"/>
    </style:style>
    <style:style style:name="P4" style:family="paragraph">
      <style:paragraph-properties fo:text-align="center"/>
      <style:text-properties fo:font-style="italic" style:font-style-asian="italic" style:font-style-complex="italic"/>
    </style:style>
    <style:style style:name="P5"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6" style:family="paragraph">
      <style:text-properties fo:font-style="italic" style:font-style-asian="italic" style:font-style-complex="italic"/>
    </style:style>
    <style:style style:name="P7" style:family="paragraph">
      <style:paragraph-properties fo:margin-left="0.4cm" fo:margin-right="0.2cm" fo:text-indent="2.575cm"/>
    </style:style>
    <style:style style:name="P8" style:family="paragraph">
      <style:paragraph-properties fo:text-align="start"/>
    </style:style>
    <style:style style:name="P9" style:family="paragraph">
      <style:paragraph-properties fo:margin-left="1.814cm" fo:margin-right="0.3cm" fo:text-indent="-1.463cm"/>
    </style:style>
    <style:style style:name="P10" style:family="paragraph">
      <style:paragraph-properties fo:margin-left="0cm" fo:margin-right="0.043cm" fo:text-align="center" fo:text-indent="0cm"/>
    </style:style>
    <style:style style:name="P11" style:family="paragraph">
      <style:paragraph-properties fo:margin-left="0cm" fo:margin-right="0.043cm" fo:text-align="center" fo:text-indent="0cm"/>
      <style:text-properties fo:font-size="15pt" style:font-size-asian="10pt" style:font-size-complex="10pt"/>
    </style:style>
    <style:style style:name="P12" style:family="paragraph">
      <style:paragraph-properties fo:margin-left="0cm" fo:margin-right="0.043cm" fo:text-align="center" fo:text-indent="0cm"/>
      <style:text-properties fo:font-size="15pt" fo:font-weight="bold" style:font-size-asian="10pt" style:font-size-complex="10pt"/>
    </style:style>
    <style:style style:name="P13" style:family="paragraph">
      <style:paragraph-properties fo:margin-left="0cm" fo:margin-right="0.043cm" fo:text-align="start" fo:text-indent="0cm"/>
      <style:text-properties fo:font-size="15pt" style:font-size-asian="10pt" style:font-size-complex="10pt"/>
    </style:style>
    <style:style style:name="P14" style:family="paragraph">
      <style:paragraph-properties fo:text-align="center"/>
      <style:text-properties fo:font-family="'Courier New'" style:font-family-generic="modern" style:font-pitch="fixed" fo:font-size="18pt" fo:font-weight="bold" style:font-size-asian="18pt" style:font-weight-asian="bold" style:font-size-complex="18pt" style:font-weight-complex="bold"/>
    </style:style>
    <style:style style:name="P15" style:family="paragraph">
      <style:text-properties fo:font-family="'Courier New'" style:font-family-generic="modern" style:font-pitch="fixed" fo:font-weight="bold" style:font-weight-asian="bold" style:font-weight-complex="bold"/>
    </style:style>
    <style:style style:name="P16"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17" style:family="paragraph">
      <style:text-properties fo:font-family="'Courier New'" style:font-family-generic="modern" style:font-pitch="fixed" fo:font-size="18pt" style:font-size-asian="18pt" style:font-size-complex="18pt"/>
    </style:style>
    <style:style style:name="P18" style:family="paragraph">
      <style:paragraph-properties fo:text-align="center"/>
      <style:text-properties fo:font-family="'Courier New'" style:font-family-generic="modern" style:font-pitch="fixed" fo:font-style="normal" fo:font-weight="bold" style:font-style-asian="normal" style:font-weight-asian="bold" style:font-style-complex="normal" style:font-weight-complex="bold"/>
    </style:style>
    <style:style style:name="P19" style:family="paragraph">
      <style:paragraph-properties style:text-autospace="none"/>
    </style:style>
    <style:style style:name="P20" style:family="paragraph">
      <style:paragraph-properties fo:text-align="start"/>
      <style:text-properties fo:font-family="'Courier New'" style:font-family-generic="modern" style:font-pitch="fixed"/>
    </style:style>
    <style:style style:name="P21" style:family="paragraph">
      <style:paragraph-properties fo:text-align="center"/>
      <style:text-properties fo:font-family="'Courier New'" style:font-family-generic="modern" style:font-pitch="fixed" fo:font-size="18pt" style:font-size-asian="18pt" style:font-size-complex="18pt"/>
    </style:style>
    <style:style style:name="T1"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3"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4" style:family="text">
      <style:text-properties fo:color="#0000ff" fo:font-size="24pt" fo:font-weight="bold" style:font-size-asian="24pt" style:font-weight-asian="bold" style:font-size-complex="24pt"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8"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9"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10" style:family="text">
      <style:text-properties fo:font-family="'Courier New'" style:font-family-generic="modern" style:font-pitch="fixed" fo:font-size="10pt" fo:font-weight="bold" style:font-size-asian="10pt" style:font-weight-asian="bold" style:font-size-complex="10pt" style:font-weight-complex="bold"/>
    </style:style>
    <style:style style:name="T11"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12"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13" style:family="text">
      <style:text-properties fo:font-weight="bold" style:font-weight-asian="bold" style:font-weight-complex="bold"/>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15pt" style:font-size-asian="10pt" style:font-size-complex="10pt"/>
    </style:style>
    <style:style style:name="T16" style:family="text">
      <style:text-properties fo:font-size="15pt" fo:font-style="italic" style:font-size-asian="10pt" style:font-style-asian="italic" style:font-size-complex="10pt" style:font-style-complex="italic"/>
    </style:style>
    <style:style style:name="T17" style:family="text">
      <style:text-properties fo:font-size="15pt" fo:font-weight="bold" style:font-size-asian="10pt" style:font-size-complex="10pt"/>
    </style:style>
    <style:style style:name="T18" style:family="text">
      <style:text-properties fo:font-family="'Courier New'" style:font-family-generic="modern" style:font-pitch="fixed" fo:font-size="18pt" fo:font-weight="bold" style:font-size-asian="18pt" style:font-weight-asian="bold" style:font-size-complex="18pt" style:font-weight-complex="bold"/>
    </style:style>
    <style:style style:name="T19" style:family="text">
      <style:text-properties fo:font-family="'Courier New'" style:font-family-generic="modern" style:font-pitch="fixed" fo:font-weight="bold" style:font-weight-asian="bold" style:font-weight-complex="bold"/>
    </style:style>
    <style:style style:name="T20" style:family="text">
      <style:text-properties fo:font-family="'Courier New'" style:font-family-generic="modern" style:font-pitch="fixed" fo:font-size="16pt" fo:font-weight="bold" style:font-size-asian="16pt" style:font-weight-asian="bold" style:font-size-complex="16pt" style:font-weight-complex="bold"/>
    </style:style>
    <style:style style:name="T21" style:family="text">
      <style:text-properties fo:font-size="40pt" fo:font-weight="bold" style:font-size-asian="40pt" style:font-weight-asian="bold" style:font-size-complex="40pt" style:font-weight-complex="bold"/>
    </style:style>
    <style:style style:name="T22" style:family="text">
      <style:text-properties fo:font-family="'Courier New'" style:font-family-generic="modern" style:font-pitch="fixed" fo:font-size="18pt" style:font-size-asian="18pt" style:font-size-complex="18pt"/>
    </style:style>
    <style:style style:name="T23" style:family="text">
      <style:text-properties fo:font-family="'Courier New'" style:font-family-generic="modern" style:font-pitch="fixed" fo:font-size="18pt" fo:font-style="italic" style:font-size-asian="18pt" style:font-style-asian="italic" style:font-size-complex="18pt" style:font-style-complex="italic"/>
    </style:style>
    <style:style style:name="T24" style:family="text">
      <style:text-properties fo:color="#000000" fo:font-family="'Courier New'" style:font-family-generic="modern" style:font-pitch="fixed"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5"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26" style:family="text">
      <style:text-properties fo:color="#00000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7" style:family="text">
      <style:text-properties fo:font-family="'Courier New'" style:font-family-generic="modern" style:font-pitch="fixed"/>
    </style:style>
    <style:style style:name="T28"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29" style:family="text">
      <style:text-properties fo:color="#000000" fo:font-family="'Courier New'" style:font-family-generic="modern" style:font-pitch="fixed" fo:font-size="18pt"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30"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1" style:family="text">
      <style:text-properties fo:color="#000000" fo:font-family="'Courier New'" style:font-family-generic="modern" style:font-pitch="fixed" fo:font-size="18pt"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2" style:family="text">
      <style:text-properties fo:color="#000000" fo:font-family="'Courier New'" style:font-family-generic="modern" style:font-pitch="fixed" fo:font-size="18pt" fo:language="en" fo:country="US"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3"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4" style:family="text">
      <style:text-properties fo:font-family="'Courier New'" style:font-family-generic="modern" style:font-pitch="fixed"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line" svg:x1="18.75cm" svg:y1="64cm" svg:x2="18.75cm" svg:y2="65.4cm" draw:start-shape="id1" draw:start-glue-point="2" draw:end-shape="id2" draw:end-glue-point="0" svg:d="m18750 64000v1400">
          <text:p/>
        </draw:connector>
        <draw:rect draw:style-name="Список_20_атрибутов_20_сущносей" draw:id="id1" draw:layer="layout" svg:width="12.5cm" svg:height="4cm" svg:x="12.5cm" svg:y="60cm">
          <text:p><text:span text:style-name="T1">Name</text:span></text:p>
          <text:p><text:span text:style-name="T1">Entity</text:span></text:p>
          <text:p><text:span text:style-name="T1">Description</text:span></text:p>
          <text:p><text:span text:style-name="T1">Comments</text:span></text:p>
        </draw:rect>
        <draw:rect draw:style-name="gr2" draw:text-style-name="P2" draw:id="id43" draw:layer="layout" svg:width="12.5cm" svg:height="1cm" svg:x="12.5cm" svg:y="59cm">
          <text:p text:style-name="P1"><text:span text:style-name="T2">Named</text:span></text:p>
        </draw:rect>
        <draw:rect draw:style-name="Свойства_20_атрибутов" draw:id="id40" draw:layer="layout" svg:width="1cm" svg:height="4cm" svg:x="25cm" svg:y="60cm">
          <text:p><text:span text:style-name="T3">*</text:span></text:p>
          <text:p><text:span text:style-name="T3">*</text:span></text:p>
          <text:p><text:span text:style-name="T3">о</text:span></text:p>
          <text:p><text:span text:style-name="T3">о</text:span></text:p>
        </draw:rect>
        <draw:path draw:style-name="gr3" draw:text-style-name="P1" draw:id="id2" draw:layer="layout" svg:width="2.099cm" svg:height="1.099cm" svg:x="17.7cm" svg:y="65.4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2.166cm" svg:y1="74.971cm" svg:x2="18.301cm" svg:y2="66.5cm" draw:end-shape="id2" draw:end-glue-point="5" svg:d="m2166 74971c0-5940 16135-1705 16135-8471">
          <text:p/>
        </draw:connector>
        <draw:polyline draw:style-name="gr4" draw:text-style-name="P1" draw:layer="layout" svg:width="80.999cm" svg:height="82.499cm" svg:x="7cm" svg:y="49.5cm" svg:viewBox="0 0 81000 82500" draw:points="0,4584 81000,4584 81000,82500 2078,82500 2078,0">
          <text:p/>
        </draw:polyline>
        <draw:frame draw:style-name="gr5" draw:text-style-name="P3" draw:layer="layout" svg:width="11cm" svg:height="1.75cm" svg:x="75.5cm" svg:y="56.25cm">
          <draw:text-box>
            <text:p><text:span text:style-name="T4">Package: Codifier</text:span></text:p>
          </draw:text-box>
        </draw:frame>
        <draw:custom-shape draw:style-name="gr6" draw:text-style-name="P4" draw:layer="layout" svg:width="28cm" svg:height="7.5cm" svg:x="34cm" svg:y="4.5cm">
          <text:p><text:span text:style-name="T5">Copyright (C) 2010 Andrejs Sisojevs &lt;andrejs.sisojevs@nextmail.ru&gt;</text:span></text:p>
          <text:p><text:span text:style-name="T5"/></text:p>
          <text:p><text:span text:style-name="T5">All rights reserved.</text:span></text:p>
          <text:p><text:span text:style-name="T5"/></text:p>
          <text:p><text:span text:style-name="T5">For license and copyright information, see the file COPYRIGHT</text:span></text:p>
          <text:p><text:span text:style-name="T6"/></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Список_20_атрибутов_20_сущносей" draw:id="id5" draw:layer="layout" svg:width="7.5cm" svg:height="8cm" svg:x="46cm" svg:y="76.5cm">
          <draw:glue-point draw:id="4" svg:x="-5cm" svg:y="-3.701cm"/>
          <draw:glue-point draw:id="5" svg:x="-5cm" svg:y="-1.017cm"/>
          <draw:glue-point draw:id="6" svg:x="3.333cm" svg:y="5cm"/>
          <draw:glue-point draw:id="7" svg:x="-5.001cm" svg:y="1.875cm"/>
          <draw:glue-point draw:id="8" svg:x="-5cm" svg:y="-2.5cm"/>
          <text:p><text:span text:style-name="T7">Code ID</text:span><text:span text:style-name="T8"> </text:span></text:p>
          <text:p><text:span text:style-name="T9">Code type</text:span></text:p>
          <text:p><text:span text:style-name="T9">Code text</text:span></text:p>
          <text:p><text:span text:style-name="T9">Additonal field 1</text:span></text:p>
          <text:p><text:span text:style-name="T9">Additonal field 2</text:span></text:p>
          <text:p><text:span text:style-name="T9">Additonal field 3</text:span></text:p>
          <text:p><text:span text:style-name="T9">Additonal field 4</text:span></text:p>
        </draw:rect>
        <draw:rect draw:style-name="gr2" draw:text-style-name="P2" draw:id="id8" draw:layer="layout" svg:width="7.5cm" svg:height="1cm" svg:x="46cm" svg:y="75.5cm">
          <draw:glue-point draw:id="4" svg:x="3.333cm" svg:y="-5cm"/>
          <draw:glue-point draw:id="5" svg:x="-2.333cm" svg:y="-5cm"/>
          <text:p text:style-name="P1"><text:span text:style-name="T2">Code</text:span></text:p>
        </draw:rect>
        <draw:rect draw:style-name="Свойства_20_атрибутов" draw:id="id11" draw:layer="layout" svg:width="1cm" svg:height="8cm" svg:x="53.5cm" svg:y="76.5cm">
          <text:p><text:span text:style-name="T3">#</text:span></text:p>
          <text:p><text:span text:style-name="T3">*</text:span></text:p>
          <text:p><text:span text:style-name="T3">*</text:span></text:p>
          <text:p><text:span text:style-name="T3">o</text:span></text:p>
          <text:p><text:span text:style-name="T3">o</text:span></text:p>
          <text:p><text:span text:style-name="T3">o</text:span></text:p>
          <text:p><text:span text:style-name="T3">o</text:span></text:p>
        </draw:rect>
        <draw:connector draw:style-name="gr7" draw:text-style-name="P1" draw:layer="layout" svg:x1="39.541cm" svg:y1="88cm" svg:x2="36cm" svg:y2="88cm" draw:start-shape="id3" draw:start-glue-point="3" draw:end-shape="id4" draw:end-glue-point="4" svg:d="m39541 88000h-3541">
          <text:p/>
        </draw:connector>
        <draw:g draw:id="id3">
          <draw:custom-shape draw:style-name="gr8" draw:text-style-name="P5" draw:layer="layout" svg:width="2cm" svg:height="2cm" svg:x="39.541cm" svg:y="87cm">
            <text:p text:style-name="P1"><text:span text:style-name="T10"><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39.841cm" svg:y="87.3cm">
            <text:p text:style-name="P1"><text:span text:style-name="T10"><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9" draw:text-style-name="P1" draw:layer="layout" svg:x1="41.541cm" svg:y1="88cm" svg:x2="46cm" svg:y2="82cm" draw:start-shape="id3" draw:start-glue-point="1" draw:end-shape="id5" draw:end-glue-point="7" svg:d="m41541 88000h2230v-6000h2229">
          <text:p/>
        </draw:connector>
        <draw:rect draw:style-name="Список_20_атрибутов_20_сущносей" draw:text-style-name="P6" draw:id="id10" draw:layer="layout" svg:width="12cm" svg:height="6cm" svg:x="61.5cm" svg:y="77.5cm">
          <draw:glue-point draw:id="4" svg:x="-5cm" svg:y="-3.701cm"/>
          <draw:glue-point draw:id="5" svg:x="-5cm" svg:y="-1.017cm"/>
          <draw:glue-point draw:id="6" svg:x="3.333cm" svg:y="5cm"/>
          <text:p><text:span text:style-name="T11">Supercode ID</text:span><text:span text:style-name="T12"> </text:span></text:p>
          <text:p><text:span text:style-name="T11">Subcode ID</text:span></text:p>
          <text:p><text:span text:style-name="T12">Default code</text:span></text:p>
          <text:p><text:span text:style-name="T9">Additonal field 1</text:span></text:p>
          <text:p><text:span text:style-name="T9">Additonal field 2</text:span></text:p>
          <text:p><text:span text:style-name="T9">Additonal field 3</text:span></text:p>
          <text:p><text:span text:style-name="T9">Additonal field 4</text:span></text:p>
        </draw:rect>
        <draw:rect draw:style-name="Свойства_20_атрибутов" draw:layer="layout" svg:width="1cm" svg:height="6cm" svg:x="73.5cm" svg:y="77.5cm">
          <text:p><text:span text:style-name="T3">#</text:span></text:p>
          <text:p><text:span text:style-name="T3">#</text:span></text:p>
          <text:p><text:span text:style-name="T3">*</text:span></text:p>
          <text:p><text:span text:style-name="T3">o</text:span></text:p>
          <text:p><text:span text:style-name="T3">o</text:span></text:p>
          <text:p><text:span text:style-name="T3">o</text:span></text:p>
          <text:p><text:span text:style-name="T3">o</text:span></text:p>
        </draw:rect>
        <draw:connector draw:style-name="gr7" draw:text-style-name="P1" draw:layer="layout" svg:x1="67.5cm" svg:y1="72.5cm" svg:x2="67.5cm" svg:y2="75.5cm" draw:start-shape="id6" draw:start-glue-point="2" draw:end-shape="id7" draw:end-glue-point="0" svg:d="m67500 72500v3000">
          <text:p/>
        </draw:connector>
        <draw:g draw:id="id6">
          <draw:custom-shape draw:style-name="gr8" draw:text-style-name="P5" draw:layer="layout" svg:width="2cm" svg:height="2cm" svg:x="66.5cm" svg:y="70.5cm">
            <text:p text:style-name="P1"><text:span text:style-name="T10"><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66.8cm" svg:y="70.8cm">
            <text:p text:style-name="P1"><text:span text:style-name="T10"><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9" draw:text-style-name="P1" draw:layer="layout" svg:x1="66.5cm" svg:y1="71.5cm" svg:x2="52.249cm" svg:y2="75.5cm" draw:start-shape="id6" draw:start-glue-point="3" draw:end-shape="id8" draw:end-glue-point="4" svg:d="m66500 71500h-14251v4000">
          <text:p/>
        </draw:connector>
        <draw:g draw:id="id7">
          <draw:rect draw:style-name="Заголовок_20_сущности" draw:layer="layout" svg:width="12cm" svg:height="2cm" svg:x="61.5cm" svg:y="75.5cm">
            <text:p/>
          </draw:rect>
          <draw:rect draw:style-name="Заголовок_20_сущности" draw:layer="layout" svg:width="10.824cm" svg:height="1.428cm" svg:x="62.088cm" svg:y="75.786cm">
            <text:p><text:span text:style-name="T2">Codes tree</text:span></text:p>
          </draw:rect>
        </draw:g>
        <draw:connector draw:style-name="gr7" draw:text-style-name="P1" draw:layer="layout" svg:x1="58.8cm" svg:y1="80.5cm" svg:x2="61.5cm" svg:y2="80.5cm" draw:start-shape="id9" draw:start-glue-point="1" draw:end-shape="id10" draw:end-glue-point="3" svg:d="m58800 80500h2700">
          <text:p/>
        </draw:connector>
        <draw:g draw:id="id9">
          <draw:custom-shape draw:style-name="gr8" draw:text-style-name="P5" draw:layer="layout" svg:width="2cm" svg:height="2cm" svg:x="56.8cm" svg:y="79.5cm">
            <text:p text:style-name="P1"><text:span text:style-name="T10"><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57.1cm" svg:y="79.8cm">
            <text:p text:style-name="P1"><text:span text:style-name="T10"><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9" draw:text-style-name="P1" draw:layer="layout" svg:x1="56.8cm" svg:y1="80.5cm" svg:x2="54.5cm" svg:y2="80.5cm" draw:start-shape="id9" draw:start-glue-point="3" draw:end-shape="id11" draw:end-glue-point="1" svg:d="m56800 80500h-2300">
          <text:p/>
        </draw:connector>
        <draw:rect draw:style-name="Список_20_атрибутов_20_сущносей" draw:text-style-name="P7" draw:layer="layout" svg:width="13cm" svg:height="6cm" svg:x="22cm" svg:y="83.5cm">
          <draw:glue-point draw:id="4" svg:x="-5cm" svg:y="-3.701cm"/>
          <draw:glue-point draw:id="5" svg:x="-5cm" svg:y="-1.017cm"/>
          <text:p><text:span text:style-name="T11">Code ID (that is named)</text:span></text:p>
          <text:p><text:span text:style-name="T11">Code of language, in which named</text:span></text:p>
          <text:p><text:span text:style-name="T9">Name</text:span></text:p>
          <text:p><text:span text:style-name="T9">Entity</text:span></text:p>
          <text:p><text:span text:style-name="T9">Description</text:span></text:p>
          <text:p><text:span text:style-name="T9">Comments</text:span></text:p>
          <text:p><text:span text:style-name="T9"/></text:p>
        </draw:rect>
        <draw:rect draw:style-name="Свойства_20_атрибутов" draw:id="id4" draw:layer="layout" svg:width="1cm" svg:height="6cm" svg:x="35cm" svg:y="83.5cm">
          <draw:glue-point draw:id="4" svg:x="5cm" svg:y="2.5cm"/>
          <draw:glue-point draw:id="5" svg:x="5cm" svg:y="-3.333cm"/>
          <text:p><text:span text:style-name="T3">#</text:span></text:p>
          <text:p><text:span text:style-name="T3"/></text:p>
          <text:p><text:span text:style-name="T3">#</text:span></text:p>
          <text:p><text:span text:style-name="T3">*</text:span></text:p>
          <text:p><text:span text:style-name="T3">*</text:span></text:p>
          <text:p><text:span text:style-name="T3">o</text:span></text:p>
          <text:p><text:span text:style-name="T3">o</text:span></text:p>
        </draw:rect>
        <draw:g draw:id="id18">
          <draw:glue-point draw:id="4" svg:x="3.461cm" svg:y="-5cm"/>
          <draw:rect draw:style-name="Заголовок_20_сущности" draw:layer="layout" svg:width="13cm" svg:height="2cm" svg:x="22cm" svg:y="81.5cm">
            <text:p/>
          </draw:rect>
          <draw:rect draw:style-name="Заголовок_20_сущности" draw:layer="layout" svg:width="11.726cm" svg:height="1.428cm" svg:x="22.637cm" svg:y="81.786cm">
            <text:p><text:span text:style-name="T2">Code name</text:span></text:p>
          </draw:rect>
        </draw:g>
        <draw:rect draw:style-name="Кодификатор" draw:id="id12" draw:layer="layout" svg:width="9cm" svg:height="7.5cm" svg:x="48.5cm" svg:y="87cm">
          <text:p><text:span text:style-name="T13">Codes types</text:span></text:p>
          <text:p/>
          <text:p>metacodifier</text:p>
          <text:p>codifier</text:p>
          <text:p>statuses-set</text:p>
          <text:p>composite code part</text:p>
          <text:p>plain code</text:p>
          <text:p>undefined</text:p>
          <text:p>unclassified</text:p>
        </draw:rect>
        <draw:rect draw:style-name="gr2" draw:text-style-name="P1" draw:layer="layout" svg:width="26.5cm" svg:height="10cm" svg:x="15cm" svg:y="92cm">
          <text:p text:style-name="P8">For codes that has code_type other than "plain code",</text:p>
          <text:p text:style-name="P8">code_text field becomes constrainted to hold only unique values.</text:p>
          <text:p text:style-name="P8">Besides that, a set of subcodes in scope of 1 codifier (supercode) is also </text:p>
          <text:p text:style-name="P8">constrainted to hold only unique code_text values, even if subcodes are "plain codes".</text:p>
          <text:p text:style-name="P8"/>
          <text:p text:style-name="P8">Examples:</text:p>
          <text:p text:style-name="P8">** codifier(ID: 1; code text: A), codifier(ID: 2; code text: A) — illegal (nonunique code_text)</text:p>
          <text:p text:style-name="P8">** codifier(ID: 1; code text: A; subcodes: [x,y,z,x]) — illegal (nonunique subcodes)</text:p>
          <text:p text:style-name="P8"/>
          <text:p text:style-name="P8">Same rule holds for "codes_names" table, "name" field in scope of any 1 language of name.</text:p>
          <text:p text:style-name="P8"/>
          <text:p text:style-name="P8">These constraints are controlled by triggers.</text:p>
        </draw:rect>
        <draw:connector draw:style-name="gr10" draw:text-style-name="P1" draw:layer="layout" draw:type="line" svg:x1="53cm" svg:y1="87cm" svg:x2="49.75cm" svg:y2="84.5cm" draw:start-shape="id12" draw:end-shape="id5" draw:end-glue-point="2" svg:d="m53000 87000-3250-2500">
          <text:p/>
        </draw:connector>
        <draw:g draw:id="id13">
          <draw:custom-shape draw:style-name="gr8" draw:text-style-name="P5" draw:layer="layout" svg:width="2cm" svg:height="2cm" svg:x="41.241cm" svg:y="77.5cm">
            <text:p text:style-name="P1"><text:span text:style-name="T10"><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41.541cm" svg:y="77.8cm">
            <text:p text:style-name="P1"><text:span text:style-name="T10"><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9" draw:text-style-name="P1" draw:layer="layout" svg:x1="43.241cm" svg:y1="78.5cm" svg:x2="46cm" svg:y2="78.5cm" draw:start-shape="id13" draw:start-glue-point="1" draw:end-shape="id5" draw:end-glue-point="8" svg:d="m43241 78500h2759">
          <text:p/>
        </draw:connector>
        <draw:connector draw:style-name="gr1" draw:text-style-name="P1" draw:layer="layout" draw:type="curve" svg:x1="23.5cm" svg:y1="70.5cm" svg:x2="19.299cm" svg:y2="66.5cm" draw:start-shape="id14" draw:start-glue-point="0" draw:end-shape="id2" draw:end-glue-point="4" svg:d="m23500 70500c0-2962-4201-963-4201-4000">
          <text:p/>
        </draw:connector>
        <draw:rect draw:style-name="Список_20_атрибутов_20_сущносей" draw:text-style-name="P7" draw:id="id16" draw:layer="layout" svg:width="13cm" svg:height="4.115cm" svg:x="17cm" svg:y="72.5cm">
          <draw:glue-point draw:id="4" svg:x="-5cm" svg:y="-3.701cm"/>
          <draw:glue-point draw:id="5" svg:x="-5cm" svg:y="-1.017cm"/>
          <text:p><text:span text:style-name="T11">Code of language, in which named</text:span></text:p>
          <text:p><text:span text:style-name="T9">Name</text:span></text:p>
          <text:p><text:span text:style-name="T9">Entity</text:span></text:p>
          <text:p><text:span text:style-name="T9">Description</text:span></text:p>
          <text:p><text:span text:style-name="T9">Comments</text:span></text:p>
          <text:p><text:span text:style-name="T9"/></text:p>
        </draw:rect>
        <draw:rect draw:style-name="Свойства_20_атрибутов" draw:id="id15" draw:layer="layout" svg:width="1cm" svg:height="4.115cm" svg:x="30cm" svg:y="72.5cm">
          <draw:glue-point draw:id="4" svg:x="5cm" svg:y="2.5cm"/>
          <draw:glue-point draw:id="5" svg:x="5cm" svg:y="-3.333cm"/>
          <text:p><text:span text:style-name="T3">#</text:span></text:p>
          <text:p><text:span text:style-name="T3"/></text:p>
          <text:p><text:span text:style-name="T3">#</text:span></text:p>
          <text:p><text:span text:style-name="T3">*</text:span></text:p>
          <text:p><text:span text:style-name="T3">*</text:span></text:p>
          <text:p><text:span text:style-name="T3">o</text:span></text:p>
          <text:p><text:span text:style-name="T3">o</text:span></text:p>
        </draw:rect>
        <draw:g draw:id="id14">
          <draw:glue-point draw:id="4" svg:x="3.461cm" svg:y="-5cm"/>
          <draw:rect draw:style-name="Заголовок_20_сущности" draw:layer="layout" svg:width="13cm" svg:height="2cm" svg:x="17cm" svg:y="70.5cm">
            <text:p/>
          </draw:rect>
          <draw:rect draw:style-name="Заголовок_20_сущности" draw:layer="layout" svg:width="11.726cm" svg:height="1.428cm" svg:x="17.637cm" svg:y="70.786cm">
            <text:p><text:span text:style-name="T2">Named in language</text:span></text:p>
          </draw:rect>
        </draw:g>
        <draw:connector draw:style-name="gr7" draw:text-style-name="P1" draw:layer="layout" draw:line-skew="2.38cm" svg:x1="41.241cm" svg:y1="78.5cm" svg:x2="31cm" svg:y2="73.186cm" draw:start-shape="id13" draw:start-glue-point="3" draw:end-shape="id15" draw:end-glue-point="5" svg:d="m41241 78500h-2741v-5314h-7500">
          <text:p/>
        </draw:connector>
        <draw:connector draw:style-name="gr1" draw:text-style-name="P1" draw:layer="layout" draw:type="line" svg:x1="23.5cm" svg:y1="76.615cm" svg:x2="23.5cm" svg:y2="77.7cm" draw:start-shape="id16" draw:end-shape="id17" draw:end-glue-point="0" svg:d="m23500 76615v1085">
          <text:p/>
        </draw:connector>
        <draw:path draw:style-name="gr3" draw:text-style-name="P1" draw:id="id17" draw:layer="layout" svg:width="2.099cm" svg:height="1.099cm" svg:x="22.45cm" svg:y="77.7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3.512cm" svg:y1="84.862cm" svg:x2="23.051cm" svg:y2="78.8cm" draw:end-shape="id17" draw:end-glue-point="5" svg:d="m3512 84862c0-4134 19539-1103 19539-6062">
          <text:p/>
        </draw:connector>
        <draw:connector draw:style-name="gr1" draw:text-style-name="P1" draw:layer="layout" draw:type="curve" svg:x1="28.5cm" svg:y1="81.5cm" svg:x2="24.049cm" svg:y2="78.8cm" draw:start-shape="id18" draw:start-glue-point="0" draw:end-shape="id17" draw:end-glue-point="4" svg:d="m28500 81500c0-1987-4451-638-4451-2700">
          <text:p/>
        </draw:connector>
        <draw:connector draw:style-name="gr11" draw:text-style-name="P1" draw:layer="layout" draw:type="curve" draw:line-skew="-0.12cm" svg:x1="41.241cm" svg:y1="78.5cm" svg:x2="36cm" svg:y2="84.501cm" draw:start-shape="id13" draw:end-shape="id4" draw:end-glue-point="5" svg:d="m41241 78500c-4111 0-1491 6001-5241 6001">
          <text:p/>
        </draw:connector>
        <draw:ellipse draw:style-name="gr12" draw:text-style-name="P1" draw:id="id19" draw:layer="layout" svg:width="4.5cm" svg:height="2.5cm" svg:x="32.5cm" svg:y="104cm">
          <text:p text:style-name="P1">Root</text:p>
          <text:p text:style-name="P1">ID: 0</text:p>
        </draw:ellipse>
        <draw:ellipse draw:style-name="gr12" draw:text-style-name="P1" draw:id="id20" draw:layer="layout" svg:width="5.5cm" svg:height="2.435cm" svg:x="15.5cm" svg:y="109.5cm">
          <text:p text:style-name="P1">Usual codifiers</text:p>
          <text:p text:style-name="P1">ID: 1</text:p>
        </draw:ellipse>
        <draw:connector draw:style-name="gr13" draw:text-style-name="P1" draw:layer="layout" draw:type="line" svg:x1="34.75cm" svg:y1="106.5cm" svg:x2="18.25cm" svg:y2="109.5cm" draw:start-shape="id19" draw:start-glue-point="2" draw:end-shape="id20" draw:end-glue-point="0" svg:d="m34750 106500-16500 3000">
          <text:p/>
        </draw:connector>
        <draw:ellipse draw:style-name="gr12" draw:text-style-name="P1" draw:id="id21" draw:layer="layout" svg:width="5.5cm" svg:height="2.435cm" svg:x="22.2cm" svg:y="109.5cm">
          <text:p text:style-name="P1">Statuses sets</text:p>
          <text:p text:style-name="P1">ID: 2</text:p>
        </draw:ellipse>
        <draw:connector draw:style-name="gr14" draw:text-style-name="P1" draw:layer="layout" draw:type="line" svg:x1="34.75cm" svg:y1="106.5cm" svg:x2="24.95cm" svg:y2="109.5cm" draw:start-shape="id19" draw:start-glue-point="2" draw:end-shape="id21" draw:end-glue-point="0" svg:d="m34750 106500-9800 3000">
          <text:p/>
        </draw:connector>
        <draw:ellipse draw:style-name="gr12" draw:text-style-name="P1" draw:id="id22" draw:layer="layout" svg:width="5.5cm" svg:height="2.435cm" svg:x="28.5cm" svg:y="109.5cm">
          <text:p text:style-name="P1">Complex codes</text:p>
          <text:p text:style-name="P1">ID: 3</text:p>
        </draw:ellipse>
        <draw:connector draw:style-name="gr15" draw:text-style-name="P1" draw:layer="layout" draw:type="line" svg:x1="34.75cm" svg:y1="106.5cm" svg:x2="31.25cm" svg:y2="109.5cm" draw:start-shape="id19" draw:start-glue-point="2" draw:end-shape="id22" draw:end-glue-point="0" svg:d="m34750 106500-3500 3000">
          <text:p/>
        </draw:connector>
        <draw:ellipse draw:style-name="gr12" draw:text-style-name="P1" draw:id="id23" draw:layer="layout" svg:width="6cm" svg:height="2.435cm" svg:x="42cm" svg:y="109.5cm">
          <text:p text:style-name="P1">System codifiers</text:p>
          <text:p text:style-name="P1">ID: 4</text:p>
        </draw:ellipse>
        <draw:ellipse draw:style-name="gr12" draw:text-style-name="P1" draw:id="id24" draw:layer="layout" svg:width="7.5cm" svg:height="2cm" svg:x="57.5cm" svg:y="115.25cm">
          <text:p text:style-name="P1">Languages</text:p>
          <text:p text:style-name="P1">ID: 6</text:p>
        </draw:ellipse>
        <draw:connector draw:style-name="gr16" draw:text-style-name="P1" draw:layer="layout" draw:type="line" svg:x1="45cm" svg:y1="111.935cm" svg:x2="61.25cm" svg:y2="115.25cm" draw:start-shape="id23" draw:start-glue-point="2" draw:end-shape="id24" draw:end-glue-point="0" svg:d="m45000 111935 16250 3315">
          <text:p/>
        </draw:connector>
        <draw:ellipse draw:style-name="gr12" draw:text-style-name="P1" draw:id="id25" draw:layer="layout" svg:width="9cm" svg:height="3cm" svg:x="32.9cm" svg:y="114.75cm">
          <text:p text:style-name="P1">Common nominal codes sets</text:p>
          <text:p text:style-name="P1">ID: 5</text:p>
        </draw:ellipse>
        <draw:connector draw:style-name="gr17" draw:text-style-name="P1" draw:layer="layout" draw:type="line" svg:x1="45cm" svg:y1="111.935cm" svg:x2="37.4cm" svg:y2="114.75cm" draw:start-shape="id23" draw:start-glue-point="2" draw:end-shape="id25" draw:end-glue-point="0" svg:d="m45000 111935-7600 2815">
          <text:p/>
        </draw:connector>
        <draw:connector draw:style-name="gr18" draw:text-style-name="P1" draw:layer="layout" draw:type="line" svg:x1="34.75cm" svg:y1="106.5cm" svg:x2="45cm" svg:y2="109.5cm" draw:start-shape="id19" draw:start-glue-point="2" draw:end-shape="id23" draw:end-glue-point="0" svg:d="m34750 106500 10250 3000">
          <text:p/>
        </draw:connector>
        <draw:ellipse draw:style-name="gr19" draw:id="id26" draw:layer="layout" svg:width="3.5cm" svg:height="2.5cm" svg:x="37.667cm" svg:y="121.75cm">
          <text:p>error</text:p>
          <text:p>ID: 52</text:p>
        </draw:ellipse>
        <draw:connector draw:style-name="gr20" draw:text-style-name="P1" draw:layer="layout" draw:type="line" svg:x1="37.4cm" svg:y1="117.75cm" svg:x2="39.417cm" svg:y2="121.75cm" draw:start-shape="id25" draw:start-glue-point="2" draw:end-shape="id26" draw:end-glue-point="0" svg:d="m37400 117750 2017 4000">
          <text:p/>
        </draw:connector>
        <draw:ellipse draw:style-name="gr19" draw:id="id27" draw:layer="layout" svg:width="4.5cm" svg:height="2.5cm" svg:x="42cm" svg:y="121.75cm">
          <text:p>ambiguous</text:p>
          <text:p>ID: 53</text:p>
        </draw:ellipse>
        <draw:connector draw:style-name="gr21" draw:text-style-name="P1" draw:layer="layout" draw:type="line" svg:x1="37.4cm" svg:y1="117.75cm" svg:x2="44.25cm" svg:y2="121.75cm" draw:start-shape="id25" draw:start-glue-point="2" draw:end-shape="id27" draw:end-glue-point="0" svg:d="m37400 117750 6850 4000">
          <text:p/>
        </draw:connector>
        <draw:ellipse draw:style-name="gr19" draw:id="id28" draw:layer="layout" svg:width="4.5cm" svg:height="2.5cm" svg:x="32.833cm" svg:y="121.75cm">
          <text:p>unclassified</text:p>
          <text:p>ID: 51</text:p>
        </draw:ellipse>
        <draw:connector draw:style-name="gr20" draw:text-style-name="P1" draw:layer="layout" draw:type="line" svg:x1="37.4cm" svg:y1="117.75cm" svg:x2="35.083cm" svg:y2="121.75cm" draw:start-shape="id25" draw:start-glue-point="2" draw:end-shape="id28" draw:end-glue-point="0" svg:d="m37400 117750-2317 4000">
          <text:p/>
        </draw:connector>
        <draw:ellipse draw:style-name="gr19" draw:id="id29" draw:layer="layout" svg:width="4.5cm" svg:height="2.5cm" svg:x="27.5cm" svg:y="121.75cm">
          <text:p>undefined</text:p>
          <text:p>ID: 50</text:p>
        </draw:ellipse>
        <draw:connector draw:style-name="gr20" draw:text-style-name="P1" draw:layer="layout" draw:type="line" svg:x1="37.4cm" svg:y1="117.75cm" svg:x2="29.75cm" svg:y2="121.75cm" draw:start-shape="id25" draw:start-glue-point="2" draw:end-shape="id29" draw:end-glue-point="0" svg:d="m37400 117750-7650 4000">
          <text:p/>
        </draw:connector>
        <draw:ellipse draw:style-name="gr19" draw:id="id30" draw:layer="layout" svg:width="3.5cm" svg:height="2.5cm" svg:x="59.5cm" svg:y="121.75cm">
          <text:p>spa</text:p>
          <text:p>ID: 9002</text:p>
        </draw:ellipse>
        <draw:connector draw:style-name="gr20" draw:text-style-name="P1" draw:layer="layout" draw:type="line" svg:x1="61.25cm" svg:y1="117.25cm" svg:x2="61.25cm" svg:y2="121.75cm" draw:start-shape="id24" draw:start-glue-point="2" draw:end-shape="id30" draw:end-glue-point="0" svg:d="m61250 117250v4500">
          <text:p/>
        </draw:connector>
        <draw:ellipse draw:style-name="gr19" draw:id="id31" draw:layer="layout" svg:width="4.5cm" svg:height="2.5cm" svg:x="63.654cm" svg:y="121.75cm">
          <text:p>fra</text:p>
          <text:p>ID: 9003</text:p>
        </draw:ellipse>
        <draw:connector draw:style-name="gr21" draw:text-style-name="P1" draw:layer="layout" draw:type="line" svg:x1="61.25cm" svg:y1="117.25cm" svg:x2="65.904cm" svg:y2="121.75cm" draw:start-shape="id24" draw:start-glue-point="2" draw:end-shape="id31" draw:end-glue-point="0" svg:d="m61250 117250 4654 4500">
          <text:p/>
        </draw:connector>
        <draw:ellipse draw:style-name="gr19" draw:id="id32" draw:layer="layout" svg:width="4.5cm" svg:height="2.5cm" svg:x="54.487cm" svg:y="121.75cm">
          <text:p>rus</text:p>
          <text:p>ID: 9001</text:p>
        </draw:ellipse>
        <draw:connector draw:style-name="gr20" draw:text-style-name="P1" draw:layer="layout" draw:type="line" svg:x1="61.25cm" svg:y1="117.25cm" svg:x2="56.737cm" svg:y2="121.75cm" draw:start-shape="id24" draw:start-glue-point="2" draw:end-shape="id32" draw:end-glue-point="0" svg:d="m61250 117250-4513 4500">
          <text:p/>
        </draw:connector>
        <draw:ellipse draw:style-name="gr19" draw:id="id33" draw:layer="layout" svg:width="4.5cm" svg:height="2.5cm" svg:x="49.154cm" svg:y="121.75cm">
          <text:p>eng</text:p>
          <text:p>ID: 9000</text:p>
        </draw:ellipse>
        <draw:connector draw:style-name="gr20" draw:text-style-name="P1" draw:layer="layout" draw:type="line" svg:x1="61.25cm" svg:y1="117.25cm" svg:x2="51.404cm" svg:y2="121.75cm" draw:start-shape="id24" draw:start-glue-point="2" draw:end-shape="id33" draw:end-glue-point="0" svg:d="m61250 117250-9846 4500">
          <text:p/>
        </draw:connector>
        <draw:ellipse draw:style-name="gr19" draw:id="id34" draw:layer="layout" svg:width="4.5cm" svg:height="2.5cm" svg:x="68.687cm" svg:y="121.75cm">
          <text:p>deu</text:p>
          <text:p>ID: 9004</text:p>
        </draw:ellipse>
        <draw:connector draw:style-name="gr21" draw:text-style-name="P1" draw:layer="layout" draw:type="line" svg:x1="61.25cm" svg:y1="117.25cm" svg:x2="70.937cm" svg:y2="121.75cm" draw:start-shape="id24" draw:start-glue-point="2" draw:end-shape="id34" draw:end-glue-point="0" svg:d="m61250 117250 9687 4500">
          <text:p/>
        </draw:connector>
        <draw:custom-shape draw:style-name="gr22" draw:text-style-name="P1" draw:id="id35" draw:layer="layout" svg:width="9.9cm" svg:height="3.5cm" svg:x="14.5cm" svg:y="117.5cm">
          <text:p text:style-name="P1">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3" draw:text-style-name="P1" draw:layer="layout" draw:type="line" svg:x1="19.45cm" svg:y1="117.5cm" svg:x2="18.25cm" svg:y2="111.935cm" draw:start-shape="id35" draw:start-glue-point="0" draw:end-shape="id20" draw:end-glue-point="2" svg:d="m19450 117500-1200-5565">
          <text:p/>
        </draw:connector>
        <draw:connector draw:style-name="gr24" draw:text-style-name="P1" draw:layer="layout" draw:type="line" svg:x1="19.45cm" svg:y1="117.5cm" svg:x2="24.95cm" svg:y2="111.935cm" draw:start-shape="id35" draw:start-glue-point="0" draw:end-shape="id21" draw:end-glue-point="2" svg:d="m19450 117500 5500-5565">
          <text:p/>
        </draw:connector>
        <draw:connector draw:style-name="gr23" draw:text-style-name="P1" draw:layer="layout" draw:type="line" svg:x1="19.45cm" svg:y1="117.5cm" svg:x2="31.25cm" svg:y2="111.935cm" draw:start-shape="id35" draw:start-glue-point="0" draw:end-shape="id22" draw:end-glue-point="2" svg:d="m19450 117500 11800-5565">
          <text:p/>
        </draw:connector>
        <draw:custom-shape draw:style-name="gr22" draw:text-style-name="P1" draw:id="id36" draw:layer="layout" svg:width="9.9cm" svg:height="3.5cm" svg:x="42.241cm" svg:y="103cm">
          <text:p text:style-name="P1">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3" draw:text-style-name="P1" draw:layer="layout" draw:type="line" svg:x1="47.191cm" svg:y1="106.5cm" svg:x2="45cm" svg:y2="109.5cm" draw:start-shape="id36" draw:start-glue-point="2" draw:end-shape="id23" draw:end-glue-point="0" svg:d="m47191 106500-2191 3000">
          <text:p/>
        </draw:connector>
        <draw:frame draw:style-name="gr5" draw:text-style-name="P1" draw:layer="layout" svg:width="6.5cm" svg:height="1.75cm" svg:x="39cm" svg:y="75.475cm">
          <draw:text-box>
            <text:p text:style-name="P1"><text:span text:style-name="T11">Code of language, in which named</text:span></text:p>
          </draw:text-box>
        </draw:frame>
        <draw:frame draw:style-name="gr5" draw:text-style-name="P1" draw:layer="layout" svg:width="6.5cm" svg:height="1.75cm" svg:x="37.5cm" svg:y="89cm">
          <draw:text-box>
            <text:p text:style-name="P1"><text:span text:style-name="T11">Code that is named</text:span></text:p>
          </draw:text-box>
        </draw:frame>
        <draw:ellipse draw:style-name="gr12" draw:text-style-name="P1" draw:id="id37" draw:layer="layout" svg:width="9cm" svg:height="3cm" svg:x="74.501cm" svg:y="114.75cm">
          <text:p text:style-name="P1">Entities</text:p>
          <text:p text:style-name="P1">ID: 7</text:p>
        </draw:ellipse>
        <draw:connector draw:style-name="gr17" draw:text-style-name="P1" draw:layer="layout" draw:type="line" svg:x1="45cm" svg:y1="111.935cm" svg:x2="79.001cm" svg:y2="114.75cm" draw:end-shape="id37" draw:end-glue-point="0" svg:d="m45000 111935 34001 2815">
          <text:p/>
        </draw:connector>
        <draw:ellipse draw:style-name="gr19" draw:id="id38" draw:layer="layout" svg:width="3.5cm" svg:height="2.5cm" svg:x="77.251cm" svg:y="121.75cm">
          <text:p>code</text:p>
          <text:p>ID: 9500</text:p>
        </draw:ellipse>
        <draw:connector draw:style-name="gr20" draw:text-style-name="P1" draw:layer="layout" draw:type="line" svg:x1="79.001cm" svg:y1="117.75cm" svg:x2="79.001cm" svg:y2="121.75cm" draw:start-shape="id37" draw:start-glue-point="2" draw:end-shape="id38" draw:end-glue-point="0" svg:d="m79001 117750v4000">
          <text:p/>
        </draw:connector>
        <draw:custom-shape draw:style-name="gr22" draw:text-style-name="P1" draw:layer="layout" svg:width="9.9cm" svg:height="3.5cm" svg:x="58cm" svg:y="126cm">
          <text:p text:style-name="P1">Languages use special </text:p>
          <text:p text:style-name="P1">IDs sequence called </text:p>
          <text:p text:style-name="P1">"languag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 draw:layer="layout" svg:width="9.9cm" svg:height="3.5cm" svg:x="74.212cm" svg:y="125.239cm">
          <text:p text:style-name="P1">Entities use special </text:p>
          <text:p text:style-name="P1">IDs sequence called </text:p>
          <text:p text:style-name="P1">"entiti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7" draw:text-style-name="P1" draw:layer="layout" svg:x1="47cm" svg:y1="62cm" svg:x2="26cm" svg:y2="62cm" draw:start-shape="id39" draw:start-glue-point="3" draw:end-shape="id40" draw:end-glue-point="1" svg:d="m47000 62000h-21000">
          <text:p/>
        </draw:connector>
        <draw:g draw:id="id39">
          <draw:custom-shape draw:style-name="gr8" draw:text-style-name="P5" draw:layer="layout" svg:width="2cm" svg:height="2cm" svg:x="47cm" svg:y="61cm">
            <text:p text:style-name="P1"><text:span text:style-name="T10"><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47.3cm" svg:y="61.3cm">
            <text:p text:style-name="P1"><text:span text:style-name="T10"><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9" draw:text-style-name="P1" draw:layer="layout" svg:x1="48cm" svg:y1="63cm" svg:x2="48.001cm" svg:y2="75.5cm" draw:start-shape="id39" draw:start-glue-point="2" draw:end-shape="id8" draw:end-glue-point="5" svg:d="m48000 63000v6251h1v6249">
          <text:p/>
        </draw:connector>
        <draw:frame draw:style-name="gr5" draw:text-style-name="P1" draw:layer="layout" svg:width="6.5cm" svg:height="1.75cm" svg:x="44.677cm" svg:y="59.029cm">
          <draw:text-box>
            <text:p text:style-name="P1"><text:span text:style-name="T11">Code of entity, which is named</text:span></text:p>
          </draw:text-box>
        </draw:frame>
        <draw:connector draw:style-name="gr11" draw:text-style-name="P1" draw:layer="layout" draw:type="curve" svg:x1="47cm" svg:y1="62cm" svg:x2="27.999cm" svg:y2="70.5cm" draw:start-shape="id39" draw:start-glue-point="3" draw:end-shape="id14" draw:end-glue-point="4" svg:d="m47000 62000c-12668 0-19001 2833-19001 8500">
          <text:p/>
        </draw:connector>
        <draw:connector draw:style-name="gr11" draw:text-style-name="P1" draw:layer="layout" draw:type="curve" svg:x1="47cm" svg:y1="62cm" svg:x2="32.999cm" svg:y2="81.5cm" draw:start-shape="id39" draw:start-glue-point="3" draw:end-shape="id18" draw:end-glue-point="4" svg:d="m47000 62000c-9334 0-14001 6500-14001 19500">
          <text:p/>
        </draw:connector>
        <draw:rect draw:style-name="Кодификатор" draw:id="id41" draw:layer="layout" svg:width="6cm" svg:height="8cm" svg:x="10cm" svg:y="72cm">
          <text:p><text:span text:style-name="T14">Languages:</text:span></text:p>
          <text:p><text:span text:style-name="T13"/></text:p>
          <text:p>eng</text:p>
          <text:p>rus</text:p>
          <text:p>spa</text:p>
          <text:p>fra</text:p>
          <text:p>deu</text:p>
          <text:p/>
          <text:p text:style-name="P9">undefined</text:p>
          <text:p text:style-name="P9">unclassified</text:p>
        </draw:rect>
        <draw:connector draw:style-name="Привязка_20_кодификатора" draw:layer="layout" draw:type="line" svg:x1="16cm" svg:y1="76cm" svg:x2="17cm" svg:y2="74.139cm" draw:start-shape="id41" draw:start-glue-point="1" draw:end-shape="id16" draw:end-glue-point="5" svg:d="m16000 76000 1000-1861">
          <text:p/>
        </draw:connector>
        <draw:rect draw:style-name="Кодификатор" draw:id="id42" draw:layer="layout" svg:width="7.5cm" svg:height="3cm" svg:x="29cm" svg:y="57cm">
          <text:p><text:span text:style-name="T14">Named entities:</text:span></text:p>
          <text:p><text:span text:style-name="T13"/></text:p>
          <text:p>code</text:p>
        </draw:rect>
        <draw:connector draw:style-name="Привязка_20_кодификатора" draw:layer="layout" draw:type="line" svg:x1="29cm" svg:y1="58.5cm" svg:x2="25cm" svg:y2="59.5cm" draw:start-shape="id42" draw:start-glue-point="3" draw:end-shape="id43" draw:end-glue-point="1" svg:d="m29000 58500-4000 1000">
          <text:p/>
        </draw:connector>
        <draw:custom-shape draw:style-name="gr25" draw:text-style-name="P11" draw:id="id50" draw:layer="layout" svg:width="10.5cm" svg:height="1.5cm" svg:x="35cm" svg:y="21.046cm">
          <text:p text:style-name="P10"><text:span text:style-name="T15">NONmandatory attribure </text:span></text:p>
          <text:p text:style-name="P10"><text:span text:style-name="T16">(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1" draw:id="id51" draw:layer="layout" svg:width="10.5cm" svg:height="1.5cm" svg:x="35cm" svg:y="19.146cm">
          <text:p text:style-name="P10"><text:span text:style-name="T15">Mandatory attribure </text:span></text:p>
          <text:p text:style-name="P10"><text:span text:style-name="T16">(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draw:id="id52" draw:layer="layout" svg:width="10.5cm" svg:height="0.846cm" svg:x="35cm" svg:y="17.7cm">
          <text:p text:style-name="P10"><text:span text:style-name="T17">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8" draw:text-style-name="P13" draw:id="id49" draw:layer="layout" svg:width="10.5cm" svg:height="1cm" svg:x="35cm" svg:y="22.946cm">
          <text:p text:style-name="P10"><text:span text:style-name="T15">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9" draw:text-style-name="P11" draw:id="id47" draw:layer="layout" svg:width="10.5cm" svg:height="2cm" svg:x="35cm" svg:y="24.246cm">
          <text:p text:style-name="P10"><text:span text:style-name="T15">In language localizable attribute</text:span></text:p>
          <text:p text:style-name="P10"><text:span text:style-name="T16">(having different values </text:span></text:p>
          <text:p text:style-name="P10"><text:span text:style-name="T16">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standard" draw:text-style-name="P14" draw:id="id75" draw:layer="layout" svg:width="4.5cm" svg:height="1.5cm" svg:x="50.5cm" svg:y="18cm">
          <text:p text:style-name="P1"><text:span text:style-name="T18">Entity A</text:span></text:p>
        </draw:rect>
        <draw:rect draw:style-name="standard" draw:text-style-name="P14" draw:id="id76" draw:layer="layout" svg:width="4.5cm" svg:height="1.5cm" svg:x="60cm" svg:y="18cm">
          <text:p text:style-name="P1"><text:span text:style-name="T18">Entity B</text:span></text:p>
        </draw:rect>
        <draw:frame draw:style-name="gr30" draw:text-style-name="P15" draw:layer="layout" svg:width="3.5cm" svg:height="1.691cm" svg:x="55.5cm" svg:y="17.05cm">
          <draw:text-box>
            <text:p><text:span text:style-name="T19">relationship</text:span></text:p>
          </draw:text-box>
        </draw:frame>
        <draw:custom-shape draw:style-name="gr8" draw:text-style-name="P16" draw:layer="layout" svg:width="5cm" svg:height="5cm" svg:x="68cm" svg:y="17cm">
          <text:p text:style-name="P1"><text:span text:style-name="T20">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 draw:text-style-name="P1" draw:layer="layout" draw:type="curve" svg:x1="54.387cm" svg:y1="42.7cm" svg:x2="54.387cm" svg:y2="44.154cm" draw:start-shape="id44" draw:start-glue-point="2" draw:end-shape="id45" draw:end-glue-point="0" svg:d="m54387 42700v1454">
          <text:p/>
        </draw:connector>
        <draw:rect draw:style-name="standard" draw:text-style-name="P14" draw:id="id46" draw:layer="layout" svg:width="5.5cm" svg:height="2cm" svg:x="51.637cm" svg:y="38.5cm">
          <text:p text:style-name="P1"><text:span text:style-name="T18">Superclass </text:span></text:p>
          <text:p text:style-name="P1"><text:span text:style-name="T18">entity</text:span></text:p>
        </draw:rect>
        <draw:connector draw:style-name="gr1" draw:text-style-name="P1" draw:layer="layout" draw:type="line" svg:x1="54.387cm" svg:y1="40.5cm" svg:x2="54.387cm" svg:y2="41.6cm" draw:start-shape="id46" draw:start-glue-point="2" draw:end-shape="id44" draw:end-glue-point="0" svg:d="m54387 40500v1100">
          <text:p/>
        </draw:connector>
        <draw:rect draw:style-name="standard" draw:text-style-name="P14" draw:id="id45" draw:layer="layout" svg:width="6.226cm" svg:height="1.846cm" svg:x="51.274cm" svg:y="44.154cm">
          <text:p text:style-name="P1"><text:span text:style-name="T18">Subclass </text:span></text:p>
          <text:p text:style-name="P1"><text:span text:style-name="T18">entity</text:span></text:p>
        </draw:rect>
        <draw:frame draw:style-name="gr30" draw:layer="layout" svg:width="3.5cm" svg:height="1.25cm" svg:x="51cm" svg:y="41.401cm">
          <draw:text-box>
            <text:p>OOP like</text:p>
          </draw:text-box>
        </draw:frame>
        <draw:connector draw:style-name="gr31" draw:text-style-name="P1" draw:layer="layout" draw:type="line" svg:x1="35cm" svg:y1="25.246cm" svg:x2="32.7cm" svg:y2="23.25cm" draw:start-shape="id47" draw:start-glue-point="5" draw:end-shape="id48" draw:end-glue-point="1" svg:d="m35000 25246-2300-1996">
          <text:p/>
        </draw:connector>
        <draw:connector draw:style-name="gr31" draw:text-style-name="P1" draw:layer="layout" draw:type="line" svg:x1="35cm" svg:y1="23.446cm" svg:x2="32.7cm" svg:y2="23.25cm" draw:start-shape="id49" draw:start-glue-point="5" draw:end-shape="id48" draw:end-glue-point="1" svg:d="m35000 23446-2300-196">
          <text:p/>
        </draw:connector>
        <draw:connector draw:style-name="gr31" draw:text-style-name="P1" draw:layer="layout" draw:type="line" svg:x1="35cm" svg:y1="21.796cm" svg:x2="32.7cm" svg:y2="23.25cm" draw:start-shape="id50" draw:start-glue-point="5" draw:end-shape="id48" draw:end-glue-point="1" svg:d="m35000 21796-2300 1454">
          <text:p/>
        </draw:connector>
        <draw:connector draw:style-name="gr31" draw:text-style-name="P1" draw:layer="layout" draw:type="line" svg:x1="35cm" svg:y1="19.896cm" svg:x2="32.7cm" svg:y2="23.25cm" draw:start-shape="id51" draw:start-glue-point="5" draw:end-shape="id48" draw:end-glue-point="1" svg:d="m35000 19896-2300 3354">
          <text:p/>
        </draw:connector>
        <draw:connector draw:style-name="gr31" draw:text-style-name="P1" draw:layer="layout" draw:type="line" svg:x1="35cm" svg:y1="18.123cm" svg:x2="32.7cm" svg:y2="23.25cm" draw:start-shape="id52" draw:start-glue-point="5" draw:end-shape="id48" draw:end-glue-point="1" svg:d="m35000 18123-2300 5127">
          <text:p/>
        </draw:connector>
        <draw:frame draw:style-name="gr30" draw:layer="layout" svg:width="9cm" svg:height="1.826cm" svg:x="16.5cm" svg:y="17.25cm">
          <draw:text-box>
            <text:p><text:span text:style-name="T21">Legend</text:span></text:p>
          </draw:text-box>
        </draw:frame>
        <draw:connector draw:style-name="gr32" draw:layer="layout" svg:x1="50.7cm" svg:y1="23cm" svg:x2="57.663cm" svg:y2="23cm" svg:d="m50700 23000h6963">
          <text:p/>
        </draw:connector>
        <draw:connector draw:style-name="gr33" draw:layer="layout" svg:x1="50.7cm" svg:y1="27.3cm" svg:x2="57.663cm" svg:y2="27.3cm" svg:d="m50700 27300h6963">
          <text:p/>
        </draw:connector>
        <draw:connector draw:style-name="gr34" draw:layer="layout" svg:x1="50.7cm" svg:y1="24.5cm" svg:x2="57.663cm" svg:y2="24.5cm" svg:d="m50700 24500h6963">
          <text:p/>
        </draw:connector>
        <draw:connector draw:style-name="gr35" draw:layer="layout" svg:x1="66.5cm" svg:y1="23cm" svg:x2="73.5cm" svg:y2="23cm" svg:d="m66500 23000h7000">
          <text:p/>
        </draw:connector>
        <draw:connector draw:style-name="gr36" draw:layer="layout" svg:x1="66.5cm" svg:y1="27.3cm" svg:x2="73.5cm" svg:y2="27.3cm" svg:d="m66500 27300h7000">
          <text:p/>
        </draw:connector>
        <draw:connector draw:style-name="gr37" draw:layer="layout" svg:x1="66.5cm" svg:y1="24.5cm" svg:x2="73.5cm" svg:y2="24.5cm" svg:d="m66500 24500h7000">
          <text:p/>
        </draw:connector>
        <draw:connector draw:style-name="gr38" draw:layer="layout" svg:x1="58.7cm" svg:y1="23cm" svg:x2="65.663cm" svg:y2="23cm" svg:d="m58700 23000h6963">
          <text:p/>
        </draw:connector>
        <draw:connector draw:style-name="gr39" draw:layer="layout" svg:x1="58.7cm" svg:y1="27.3cm" svg:x2="65.663cm" svg:y2="27.3cm" svg:d="m58700 27300h6963">
          <text:p/>
        </draw:connector>
        <draw:connector draw:style-name="gr40" draw:layer="layout" svg:x1="58.7cm" svg:y1="24.5cm" svg:x2="65.663cm" svg:y2="24.5cm" svg:d="m58700 24500h6963">
          <text:p/>
        </draw:connector>
        <draw:g draw:id="id53">
          <draw:custom-shape draw:style-name="gr8" draw:text-style-name="P5" draw:layer="layout" svg:width="2cm" svg:height="2cm" svg:x="53.2cm" svg:y="29.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53.5cm" svg:y="29.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1" draw:text-style-name="P1" draw:layer="layout" svg:x1="55.2cm" svg:y1="30.5cm" svg:x2="57.7cm" svg:y2="30.5cm" draw:start-shape="id53" draw:start-glue-point="1" svg:d="m55200 30500h2500">
          <text:p/>
        </draw:connector>
        <draw:connector draw:style-name="gr9" draw:text-style-name="P1" draw:layer="layout" svg:x1="55.203cm" svg:y1="34.5cm" svg:x2="57.7cm" svg:y2="34.5cm" draw:start-shape="id54" draw:start-glue-point="1" svg:d="m55203 34500h2497">
          <text:p/>
        </draw:connector>
        <draw:connector draw:style-name="gr7" draw:text-style-name="P1" draw:layer="layout" svg:x1="55.2cm" svg:y1="32.5cm" svg:x2="57.7cm" svg:y2="32.5cm" draw:start-shape="id55" draw:start-glue-point="1" svg:d="m55200 32500h2500">
          <text:p/>
        </draw:connector>
        <draw:g draw:id="id55">
          <draw:custom-shape draw:style-name="gr8" draw:text-style-name="P5" draw:layer="layout" svg:width="2cm" svg:height="2cm" svg:x="53.2cm" svg:y="31.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53.5cm" svg:y="31.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g draw:id="id54">
          <draw:custom-shape draw:style-name="gr8" draw:text-style-name="P5" draw:layer="layout" svg:width="2cm" svg:height="2cm" svg:x="53.203cm" svg:y="33.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53.503cm" svg:y="33.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1" draw:text-style-name="P1" draw:layer="layout" svg:x1="53.2cm" svg:y1="30.5cm" svg:x2="50.725cm" svg:y2="30.5cm" draw:start-shape="id53" draw:start-glue-point="3" svg:d="m53200 30500h-2475">
          <text:p/>
        </draw:connector>
        <draw:connector draw:style-name="gr41" draw:text-style-name="P1" draw:layer="layout" svg:x1="53.203cm" svg:y1="34.5cm" svg:x2="50.725cm" svg:y2="34.5cm" draw:start-shape="id54" draw:start-glue-point="3" svg:d="m53203 34500h-2478">
          <text:p/>
        </draw:connector>
        <draw:connector draw:style-name="gr41" draw:text-style-name="P1" draw:layer="layout" svg:x1="53.2cm" svg:y1="32.5cm" svg:x2="50.725cm" svg:y2="32.5cm" draw:start-shape="id55" draw:start-glue-point="3" svg:d="m53200 32500h-2475">
          <text:p/>
        </draw:connector>
        <draw:g draw:id="id56">
          <draw:custom-shape draw:style-name="gr8" draw:text-style-name="P5" draw:layer="layout" svg:width="2cm" svg:height="2cm" svg:x="61.175cm" svg:y="29.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61.475cm" svg:y="29.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1" draw:text-style-name="P1" draw:layer="layout" svg:x1="63.175cm" svg:y1="30.5cm" svg:x2="65.675cm" svg:y2="30.5cm" draw:start-shape="id56" draw:start-glue-point="1" svg:d="m63175 30500h2500">
          <text:p/>
        </draw:connector>
        <draw:connector draw:style-name="gr9" draw:text-style-name="P1" draw:layer="layout" svg:x1="63.178cm" svg:y1="34.5cm" svg:x2="65.675cm" svg:y2="34.5cm" draw:start-shape="id57" draw:start-glue-point="1" svg:d="m63178 34500h2497">
          <text:p/>
        </draw:connector>
        <draw:connector draw:style-name="gr7" draw:text-style-name="P1" draw:layer="layout" svg:x1="63.175cm" svg:y1="32.5cm" svg:x2="65.675cm" svg:y2="32.5cm" draw:start-shape="id58" draw:start-glue-point="1" svg:d="m63175 32500h2500">
          <text:p/>
        </draw:connector>
        <draw:g draw:id="id58">
          <draw:custom-shape draw:style-name="gr8" draw:text-style-name="P5" draw:layer="layout" svg:width="2cm" svg:height="2cm" svg:x="61.175cm" svg:y="31.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61.475cm" svg:y="31.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g draw:id="id57">
          <draw:custom-shape draw:style-name="gr8" draw:text-style-name="P5" draw:layer="layout" svg:width="2cm" svg:height="2cm" svg:x="61.178cm" svg:y="33.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61.478cm" svg:y="33.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2" draw:text-style-name="P1" draw:layer="layout" svg:x1="61.175cm" svg:y1="30.5cm" svg:x2="58.7cm" svg:y2="30.5cm" draw:start-shape="id56" draw:start-glue-point="3" svg:d="m61175 30500h-2475">
          <text:p/>
        </draw:connector>
        <draw:connector draw:style-name="gr42" draw:text-style-name="P1" draw:layer="layout" svg:x1="61.178cm" svg:y1="34.5cm" svg:x2="58.7cm" svg:y2="34.5cm" draw:start-shape="id57" draw:start-glue-point="3" svg:d="m61178 34500h-2478">
          <text:p/>
        </draw:connector>
        <draw:connector draw:style-name="gr42" draw:text-style-name="P1" draw:layer="layout" svg:x1="61.175cm" svg:y1="32.5cm" svg:x2="58.7cm" svg:y2="32.5cm" draw:start-shape="id58" draw:start-glue-point="3" svg:d="m61175 32500h-2475">
          <text:p/>
        </draw:connector>
        <draw:g draw:id="id59">
          <draw:custom-shape draw:style-name="gr8" draw:text-style-name="P5" draw:layer="layout" svg:width="2cm" svg:height="2cm" svg:x="68.971cm" svg:y="29.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69.271cm" svg:y="29.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1" draw:text-style-name="P1" draw:layer="layout" svg:x1="70.971cm" svg:y1="30.5cm" svg:x2="73.471cm" svg:y2="30.5cm" draw:start-shape="id59" draw:start-glue-point="1" svg:d="m70971 30500h2500">
          <text:p/>
        </draw:connector>
        <draw:connector draw:style-name="gr9" draw:text-style-name="P1" draw:layer="layout" svg:x1="70.974cm" svg:y1="34.5cm" svg:x2="73.471cm" svg:y2="34.5cm" draw:start-shape="id60" draw:start-glue-point="1" svg:d="m70974 34500h2497">
          <text:p/>
        </draw:connector>
        <draw:connector draw:style-name="gr7" draw:text-style-name="P1" draw:layer="layout" svg:x1="70.971cm" svg:y1="32.5cm" svg:x2="73.471cm" svg:y2="32.5cm" draw:start-shape="id61" draw:start-glue-point="1" svg:d="m70971 32500h2500">
          <text:p/>
        </draw:connector>
        <draw:g draw:id="id61">
          <draw:custom-shape draw:style-name="gr8" draw:text-style-name="P5" draw:layer="layout" svg:width="2cm" svg:height="2cm" svg:x="68.971cm" svg:y="31.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69.271cm" svg:y="31.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g draw:id="id60">
          <draw:custom-shape draw:style-name="gr8" draw:text-style-name="P5" draw:layer="layout" svg:width="2cm" svg:height="2cm" svg:x="68.974cm" svg:y="33.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69.274cm" svg:y="33.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9" draw:text-style-name="P1" draw:layer="layout" svg:x1="68.971cm" svg:y1="30.5cm" svg:x2="66.496cm" svg:y2="30.5cm" draw:start-shape="id59" draw:start-glue-point="3" svg:d="m68971 30500h-2475">
          <text:p/>
        </draw:connector>
        <draw:connector draw:style-name="gr9" draw:text-style-name="P1" draw:layer="layout" svg:x1="68.974cm" svg:y1="34.5cm" svg:x2="66.496cm" svg:y2="34.5cm" draw:start-shape="id60" draw:start-glue-point="3" svg:d="m68974 34500h-2478">
          <text:p/>
        </draw:connector>
        <draw:connector draw:style-name="gr9" draw:text-style-name="P1" draw:layer="layout" svg:x1="68.971cm" svg:y1="32.5cm" svg:x2="66.496cm" svg:y2="32.5cm" draw:start-shape="id61" draw:start-glue-point="3" svg:d="m68971 32500h-2475">
          <text:p/>
        </draw:connector>
        <draw:line draw:style-name="gr31" draw:text-style-name="P1" draw:layer="layout" svg:x1="50cm" svg:y1="28.7cm" svg:x2="82cm" svg:y2="28.7cm">
          <text:p/>
        </draw:line>
        <draw:connector draw:style-name="gr43" draw:layer="layout" svg:x1="50.7cm" svg:y1="25.935cm" svg:x2="57.663cm" svg:y2="25.935cm" svg:d="m50700 25935h6963">
          <text:p/>
        </draw:connector>
        <draw:connector draw:style-name="gr44" draw:layer="layout" svg:x1="66.5cm" svg:y1="25.935cm" svg:x2="73.5cm" svg:y2="25.935cm" svg:d="m66500 25935h7000">
          <text:p/>
        </draw:connector>
        <draw:connector draw:style-name="gr45" draw:layer="layout" svg:x1="58.7cm" svg:y1="25.935cm" svg:x2="65.663cm" svg:y2="25.935cm" svg:d="m58700 25935h6963">
          <text:p/>
        </draw:connector>
        <draw:connector draw:style-name="gr46" draw:text-style-name="P1" draw:layer="layout" svg:x1="55.203cm" svg:y1="36.46cm" svg:x2="57.7cm" svg:y2="36.46cm" draw:start-shape="id62" draw:start-glue-point="1" svg:d="m55203 36460h2497">
          <text:p/>
        </draw:connector>
        <draw:g draw:id="id62">
          <draw:custom-shape draw:style-name="gr8" draw:text-style-name="P5" draw:layer="layout" svg:width="2cm" svg:height="2cm" svg:x="53.203cm" svg:y="35.46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53.503cm" svg:y="35.76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1" draw:text-style-name="P1" draw:layer="layout" svg:x1="53.203cm" svg:y1="36.46cm" svg:x2="50.725cm" svg:y2="36.46cm" draw:start-shape="id62" draw:start-glue-point="3" svg:d="m53203 36460h-2478">
          <text:p/>
        </draw:connector>
        <draw:connector draw:style-name="gr46" draw:text-style-name="P1" draw:layer="layout" svg:x1="63.178cm" svg:y1="36.46cm" svg:x2="65.675cm" svg:y2="36.46cm" draw:start-shape="id63" draw:start-glue-point="1" svg:d="m63178 36460h2497">
          <text:p/>
        </draw:connector>
        <draw:g draw:id="id63">
          <draw:custom-shape draw:style-name="gr8" draw:text-style-name="P5" draw:layer="layout" svg:width="2cm" svg:height="2cm" svg:x="61.178cm" svg:y="35.46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61.478cm" svg:y="35.76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2" draw:text-style-name="P1" draw:layer="layout" svg:x1="61.178cm" svg:y1="36.46cm" svg:x2="58.7cm" svg:y2="36.46cm" draw:start-shape="id63" draw:start-glue-point="3" svg:d="m61178 36460h-2478">
          <text:p/>
        </draw:connector>
        <draw:connector draw:style-name="gr46" draw:text-style-name="P1" draw:layer="layout" svg:x1="70.974cm" svg:y1="36.46cm" svg:x2="73.471cm" svg:y2="36.46cm" draw:start-shape="id64" draw:start-glue-point="1" svg:d="m70974 36460h2497">
          <text:p/>
        </draw:connector>
        <draw:g draw:id="id64">
          <draw:custom-shape draw:style-name="gr8" draw:text-style-name="P5" draw:layer="layout" svg:width="2cm" svg:height="2cm" svg:x="68.974cm" svg:y="35.46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69.274cm" svg:y="35.76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9" draw:text-style-name="P1" draw:layer="layout" svg:x1="68.974cm" svg:y1="36.46cm" svg:x2="66.496cm" svg:y2="36.46cm" draw:start-shape="id64" draw:start-glue-point="3" svg:d="m68974 36460h-2478">
          <text:p/>
        </draw:connector>
        <draw:connector draw:style-name="gr47" draw:layer="layout" svg:x1="74.276cm" svg:y1="23cm" svg:x2="81.276cm" svg:y2="23cm" svg:d="m74276 23000h7000">
          <text:p/>
        </draw:connector>
        <draw:connector draw:style-name="gr48" draw:layer="layout" svg:x1="74.276cm" svg:y1="27.3cm" svg:x2="81.276cm" svg:y2="27.3cm" svg:d="m74276 27300h7000">
          <text:p/>
        </draw:connector>
        <draw:connector draw:style-name="gr49" draw:layer="layout" svg:x1="74.276cm" svg:y1="24.5cm" svg:x2="81.276cm" svg:y2="24.5cm" svg:d="m74276 24500h7000">
          <text:p/>
        </draw:connector>
        <draw:g draw:id="id65">
          <draw:custom-shape draw:style-name="gr8" draw:text-style-name="P5" draw:layer="layout" svg:width="2cm" svg:height="2cm" svg:x="76.747cm" svg:y="29.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77.047cm" svg:y="29.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1" draw:text-style-name="P1" draw:layer="layout" svg:x1="78.747cm" svg:y1="30.5cm" svg:x2="81.247cm" svg:y2="30.5cm" draw:start-shape="id65" draw:start-glue-point="1" svg:d="m78747 30500h2500">
          <text:p/>
        </draw:connector>
        <draw:connector draw:style-name="gr9" draw:text-style-name="P1" draw:layer="layout" svg:x1="78.75cm" svg:y1="34.5cm" svg:x2="81.247cm" svg:y2="34.5cm" draw:start-shape="id66" draw:start-glue-point="1" svg:d="m78750 34500h2497">
          <text:p/>
        </draw:connector>
        <draw:connector draw:style-name="gr7" draw:text-style-name="P1" draw:layer="layout" svg:x1="78.747cm" svg:y1="32.5cm" svg:x2="81.247cm" svg:y2="32.5cm" draw:start-shape="id67" draw:start-glue-point="1" svg:d="m78747 32500h2500">
          <text:p/>
        </draw:connector>
        <draw:g draw:id="id67">
          <draw:custom-shape draw:style-name="gr8" draw:text-style-name="P5" draw:layer="layout" svg:width="2cm" svg:height="2cm" svg:x="76.747cm" svg:y="31.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77.047cm" svg:y="31.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g draw:id="id66">
          <draw:custom-shape draw:style-name="gr8" draw:text-style-name="P5" draw:layer="layout" svg:width="2cm" svg:height="2cm" svg:x="76.75cm" svg:y="33.5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77.05cm" svg:y="33.8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6" draw:text-style-name="P1" draw:layer="layout" svg:x1="76.747cm" svg:y1="30.5cm" svg:x2="74.272cm" svg:y2="30.5cm" draw:start-shape="id65" draw:start-glue-point="3" svg:d="m76747 30500h-2475">
          <text:p/>
        </draw:connector>
        <draw:connector draw:style-name="gr46" draw:text-style-name="P1" draw:layer="layout" svg:x1="76.75cm" svg:y1="34.5cm" svg:x2="74.272cm" svg:y2="34.5cm" draw:start-shape="id66" draw:start-glue-point="3" svg:d="m76750 34500h-2478">
          <text:p/>
        </draw:connector>
        <draw:connector draw:style-name="gr46" draw:text-style-name="P1" draw:layer="layout" svg:x1="76.747cm" svg:y1="32.5cm" svg:x2="74.272cm" svg:y2="32.5cm" draw:start-shape="id67" draw:start-glue-point="3" svg:d="m76747 32500h-2475">
          <text:p/>
        </draw:connector>
        <draw:connector draw:style-name="gr50" draw:layer="layout" svg:x1="74.276cm" svg:y1="25.935cm" svg:x2="81.276cm" svg:y2="25.935cm" svg:d="m74276 25935h7000">
          <text:p/>
        </draw:connector>
        <draw:connector draw:style-name="gr46" draw:text-style-name="P1" draw:layer="layout" svg:x1="78.75cm" svg:y1="36.46cm" svg:x2="81.247cm" svg:y2="36.46cm" draw:start-shape="id68" draw:start-glue-point="1" svg:d="m78750 36460h2497">
          <text:p/>
        </draw:connector>
        <draw:g draw:id="id68">
          <draw:custom-shape draw:style-name="gr8" draw:text-style-name="P5" draw:layer="layout" svg:width="2cm" svg:height="2cm" svg:x="76.75cm" svg:y="35.46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5" draw:layer="layout" svg:width="1.4cm" svg:height="1.4cm" svg:x="77.05cm" svg:y="35.76cm">
            <text:p text:style-name="P1"><text:span text:style-name="T10"><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6" draw:text-style-name="P1" draw:layer="layout" svg:x1="76.75cm" svg:y1="36.46cm" svg:x2="74.272cm" svg:y2="36.46cm" draw:start-shape="id68" draw:start-glue-point="3" svg:d="m76750 36460h-2478">
          <text:p/>
        </draw:connector>
        <draw:custom-shape draw:style-name="gr51" draw:layer="layout" svg:width="74cm" svg:height="38.5cm" svg:x="12.5cm" svg:y="13.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ath draw:style-name="gr3" draw:text-style-name="P1" draw:id="id44" draw:layer="layout" svg:width="2.099cm" svg:height="1.099cm" svg:x="53.337cm" svg:y="41.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gr52" draw:text-style-name="P17" draw:layer="layout" svg:width="14.758cm" svg:height="5.484cm" svg:x="17cm" svg:y="31cm">
          <text:p><text:span text:style-name="T18">Primary Key </text:span></text:p>
          <text:p><text:span text:style-name="T22"/></text:p>
          <text:p><text:span text:style-name="T23">Foreign Key</text:span></text:p>
          <text:p><text:span text:style-name="T22">Codifier (C)</text:span></text:p>
          <text:p><text:span text:style-name="T22">Field</text:span></text:p>
          <text:p><text:span text:style-name="T22">Field [length constraint]</text:span></text:p>
        </draw:rect>
        <draw:rect draw:style-name="standard" draw:text-style-name="P14" draw:layer="layout" svg:width="14.758cm" svg:height="1cm" svg:x="17cm" svg:y="30cm">
          <text:p text:style-name="P1"><text:span text:style-name="T18">Entity</text:span></text:p>
        </draw:rect>
        <draw:rect draw:style-name="gr52" draw:text-style-name="P17" draw:id="id71" draw:layer="layout" svg:width="1cm" svg:height="5.484cm" svg:x="31.758cm" svg:y="31cm">
          <text:p><text:span text:style-name="T24">#</text:span></text:p>
          <text:p><text:span text:style-name="T24"/></text:p>
          <text:p><text:span text:style-name="T24">*</text:span></text:p>
          <text:p><text:span text:style-name="T25">*</text:span></text:p>
          <text:p><text:span text:style-name="T24">o</text:span></text:p>
          <text:p><text:span text:style-name="T24">o</text:span></text:p>
        </draw:rect>
        <draw:rect draw:style-name="gr53" draw:text-style-name="P14" draw:layer="layout" svg:width="5.5cm" svg:height="3cm" svg:x="59cm" svg:y="38.5cm">
          <text:p text:style-name="P1"><text:span text:style-name="T18">Superclass </text:span></text:p>
          <text:p text:style-name="P1"><text:span text:style-name="T18">abstract</text:span></text:p>
          <text:p text:style-name="P1"><text:span text:style-name="T18">entity</text:span></text:p>
        </draw:rect>
        <draw:connector draw:style-name="gr54" draw:layer="layout" draw:type="line" svg:x1="37cm" svg:y1="30cm" svg:x2="40.25cm" svg:y2="28.1cm" draw:start-shape="id69" draw:start-glue-point="0" draw:end-shape="id70" draw:end-glue-point="6" svg:d="m37000 30000 3250-1900">
          <text:p/>
        </draw:connector>
        <draw:custom-shape draw:style-name="gr25" draw:text-style-name="P11" draw:id="id70" draw:layer="layout" svg:width="10.5cm" svg:height="1.5cm" svg:x="35cm" svg:y="26.6cm">
          <text:p text:style-name="P10"><text:span text:style-name="T15">Codified attribute</text:span></text:p>
          <text:p text:style-name="P10"><text:span text:style-name="T16">(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1" draw:text-style-name="P1" draw:layer="layout" draw:type="line" svg:x1="35cm" svg:y1="27.35cm" svg:x2="32.7cm" svg:y2="23.25cm" draw:start-shape="id70" draw:start-glue-point="5" draw:end-shape="id48" svg:d="m35000 27350-2300-4100">
          <text:p/>
        </draw:connector>
        <draw:connector draw:style-name="gr54" draw:layer="layout" draw:type="line" svg:x1="34.5cm" svg:y1="31.25cm" svg:x2="32.758cm" svg:y2="33.742cm" draw:start-shape="id69" draw:start-glue-point="3" draw:end-shape="id71" draw:end-glue-point="1" svg:d="m34500 31250-1742 2492">
          <text:p/>
        </draw:connector>
        <draw:connector draw:style-name="gr54" draw:layer="layout" draw:type="line" svg:x1="35cm" svg:y1="42.75cm" svg:x2="30.5cm" svg:y2="42.742cm" draw:start-shape="id72" draw:start-glue-point="3" draw:end-shape="id73" draw:end-glue-point="1" svg:d="m35000 42750-4500-8">
          <text:p/>
        </draw:connector>
        <draw:frame draw:style-name="gr5" draw:text-style-name="P18" draw:layer="layout" svg:width="5.5cm" svg:height="1.75cm" svg:x="30.7cm" svg:y="40.7cm">
          <draw:text-box>
            <text:p text:style-name="P8"><text:span text:style-name="T26">[default config]</text:span></text:p>
          </draw:text-box>
        </draw:frame>
        <draw:connector draw:style-name="gr54" draw:layer="layout" draw:type="line" svg:x1="43.75cm" svg:y1="33.5cm" svg:x2="40.25cm" svg:y2="28.1cm" draw:start-shape="id74" draw:start-glue-point="0" draw:end-shape="id70" draw:end-glue-point="6" svg:d="m43750 33500-3500-5400">
          <text:p/>
        </draw:connector>
        <draw:connector draw:style-name="gr54" draw:layer="layout" draw:type="line" svg:x1="40cm" svg:y1="34.75cm" svg:x2="32.758cm" svg:y2="33.742cm" draw:start-shape="id74" draw:start-glue-point="3" svg:d="m40000 34750-7242-1008">
          <text:p/>
        </draw:connector>
        <draw:rect draw:style-name="gr55" draw:text-style-name="P20" draw:layer="layout" svg:width="10.5cm" svg:height="2.5cm" svg:x="67.5cm" svg:y="39.5cm">
          <text:p text:style-name="P19"><text:span text:style-name="T27">API (stored procedured)</text:span></text:p>
        </draw:rect>
        <draw:connector draw:style-name="gr56" draw:layer="layout" svg:x1="50.581cm" svg:y1="21.442cm" svg:x2="57.381cm" svg:y2="21.442cm" svg:d="m50581 21442h6800">
          <text:p/>
        </draw:connector>
        <draw:connector draw:style-name="gr56" draw:layer="layout" svg:x1="55cm" svg:y1="18.75cm" svg:x2="60cm" svg:y2="18.75cm" draw:start-shape="id75" draw:start-glue-point="1" draw:end-shape="id76" svg:d="m55000 18750h5000">
          <text:p/>
        </draw:connector>
        <draw:rect draw:style-name="gr57" draw:text-style-name="P17" draw:id="id69" draw:layer="layout" svg:width="5cm" svg:height="2.5cm" svg:x="34.5cm" svg:y="30cm">
          <text:p><text:span text:style-name="T18">Enum name</text:span></text:p>
          <text:p><text:span text:style-name="T22"/></text:p>
          <text:p><text:span text:style-name="T22">Literals...</text:span></text:p>
        </draw:rect>
        <draw:rect draw:style-name="gr58" draw:text-style-name="P17" draw:id="id74" draw:layer="layout" svg:width="7.5cm" svg:height="2.5cm" svg:x="40cm" svg:y="33.5cm">
          <text:p><text:span text:style-name="T18">Codifier name</text:span></text:p>
          <text:p><text:span text:style-name="T22"/></text:p>
          <text:p><text:span text:style-name="T22">Codes...</text:span></text:p>
        </draw:rect>
        <draw:rect draw:style-name="standard" draw:layer="layout" svg:width="10.2cm" svg:height="3.5cm" svg:x="22.5cm" svg:y="25.5cm">
          <text:p/>
        </draw:rect>
        <draw:rect draw:style-name="standard" draw:text-style-name="P21" draw:layer="layout" svg:width="9.2cm" svg:height="2.5cm" svg:x="23cm" svg:y="26cm">
          <text:p text:style-name="P1"><text:span text:style-name="T18">Weak entity </text:span></text:p>
          <text:p text:style-name="P1"><text:span text:style-name="T22">(It's PK depends on </text:span></text:p>
          <text:p text:style-name="P1"><text:span text:style-name="T22">PK of other entity)</text:span></text:p>
        </draw:rect>
        <draw:rect draw:style-name="standard" draw:text-style-name="P14" draw:id="id48" draw:layer="layout" svg:width="10.2cm" svg:height="2.5cm" svg:x="22.5cm" svg:y="22cm">
          <text:p text:style-name="P1"><text:span text:style-name="T18">Entity </text:span></text:p>
          <text:p text:style-name="P1"><text:span text:style-name="T28">(name of row in a table)</text:span></text:p>
        </draw:rect>
        <draw:rect draw:style-name="gr59" draw:text-style-name="P17" draw:id="id72" draw:layer="layout" svg:width="14.5cm" svg:height="6.5cm" svg:x="35cm" svg:y="39.5cm">
          <text:p><text:span text:style-name="T18">Configuration instance</text:span></text:p>
          <text:p><text:span text:style-name="T18"/></text:p>
          <text:p><text:span text:style-name="T18">Configuration name</text:span></text:p>
          <text:p><text:span text:style-name="T18"/></text:p>
          <text:p><text:span text:style-name="T29">[SUBCONFIG] Option_1</text:span><text:span text:style-name="T30"> = "Value_1"</text:span></text:p>
          <text:p><text:span text:style-name="T31">[SUBCONFIG] Option_2 </text:span><text:span text:style-name="T30">= ^Reference_1</text:span></text:p>
          <text:p><text:span text:style-name="T31">[LEAF] Option_3</text:span><text:span text:style-name="T31"><text:tab/></text:span><text:span text:style-name="T31"> </text:span><text:span text:style-name="T30">= "Value_2"</text:span></text:p>
          <text:p><text:span text:style-name="T32">[LEAF] Option_4 </text:span><text:span text:style-name="T33">= "Value_3"</text:span></text:p>
        </draw:rect>
        <draw:polyline draw:style-name="gr60" draw:text-style-name="P1" draw:layer="layout" svg:width="12.499cm" svg:height="3.499cm" svg:x="69cm" svg:y="43.5cm" svg:viewBox="0 0 12500 3500" draw:points="0,194 12500,194 12500,3500 321,3500 321,0">
          <text:p/>
        </draw:polyline>
        <draw:frame draw:style-name="gr5" draw:text-style-name="P3" draw:layer="layout" svg:width="11cm" svg:height="1.75cm" svg:x="70cm" svg:y="44.75cm">
          <draw:text-box>
            <text:p><text:span text:style-name="T4">Package: [pkg-name]</text:span></text:p>
          </draw:text-box>
        </draw:frame>
        <draw:rect draw:style-name="gr61" draw:text-style-name="P17" draw:layer="layout" svg:width="12.326cm" svg:height="5.484cm" svg:x="17.174cm" svg:y="40cm">
          <text:p><text:span text:style-name="T31">[SUBCONFIG] Option_1</text:span></text:p>
          <text:p><text:span text:style-name="T31">[SUBCONFIG] Option_2</text:span></text:p>
          <text:p><text:span text:style-name="T31">[LEAF] Option_3</text:span></text:p>
          <text:p><text:span text:style-name="T32">[LEAF] Option_4</text:span></text:p>
        </draw:rect>
        <draw:rect draw:style-name="gr62" draw:text-style-name="P14" draw:layer="layout" svg:width="12.326cm" svg:height="1cm" svg:x="17.174cm" svg:y="39cm">
          <text:p text:style-name="P1"><text:span text:style-name="T18">Configurable entity name</text:span></text:p>
        </draw:rect>
        <draw:rect draw:style-name="gr61" draw:text-style-name="P17" draw:id="id73" draw:layer="layout" svg:width="1cm" svg:height="5.484cm" svg:x="29.5cm" svg:y="40cm">
          <text:p><text:span text:style-name="T24">*</text:span></text:p>
          <text:p><text:span text:style-name="T25">*</text:span></text:p>
          <text:p><text:span text:style-name="T24">o</text:span></text:p>
          <text:p><text:span text:style-name="T24">o</text:span></text:p>
        </draw:rect>
        <draw:custom-shape draw:style-name="gr63" draw:text-style-name="P14" draw:layer="layout" svg:width="5.836cm" svg:height="2.419cm" svg:x="59.001cm" svg:y="44.077cm">
          <text:p text:style-name="P1"><text:span text:style-name="T18">VIEW </text:span></text:p>
          <text:p text:style-name="P1"><text:span text:style-name="T34">(like ones in </text:span></text:p>
          <text:p text:style-name="P1"><text:span text:style-name="T34">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9" draw:fill-hatch-name="Hatch_20_1" draw:fill-image-name="Bitmape_20_1" draw:fill-image-width="0cm" draw:fill-image-height="0cm" draw:textarea-horizontal-align="left" draw:textarea-vertical-align="middl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_31_11" style:display-name="111" style:family="graphic" style:parent-style-name="standard">
      <style:graphic-properties draw:fill="solid" draw:fill-color="#3deb3d" draw:textarea-horizontal-align="center" draw:textarea-vertical-align="middle"/>
      <style:paragraph-properties fo:text-align="center"/>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office:styles>
  <office:automatic-styles>
    <style:page-layout style:name="PM0">
      <style:page-layout-properties fo:margin-top="1cm" fo:margin-bottom="1cm" fo:margin-left="1cm" fo:margin-right="1cm" fo:page-width="104cm" fo:page-height="17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lka </meta:initial-creator>
    <meta:creation-date>2010-01-04T22:05:14.20</meta:creation-date>
    <dc:date>2010-07-18T22:33:26.23</dc:date>
    <dc:creator>Belka </dc:creator>
    <meta:editing-duration>PT85H10M19S</meta:editing-duration>
    <meta:editing-cycles>23</meta:editing-cycles>
    <meta:generator>OpenOffice.org/3.2$Win32 OpenOffice.org_project/320m17$Build-9498</meta:generator>
    <meta:document-statistic meta:object-count="259"/>
  </office:meta>
</office:document-meta>
</file>